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mbria2" svg:font-family="Cambria"/>
    <style:font-face style:name="FreeSans1" svg:font-family="FreeSans" style:font-family-generic="swiss"/>
    <style:font-face style:name="Courier New" svg:font-family="'Courier New'" style:font-family-generic="modern" style:font-pitch="fixed"/>
    <style:font-face style:name="Cambria1" svg:font-family="Cambria" style:font-pitch="variable"/>
    <style:font-face style:name="Andale Mono" svg:font-family="'Andale Mono'"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3.252cm" fo:margin-left="0.483cm" fo:margin-top="0cm" fo:margin-bottom="0cm" table:align="left" style:writing-mode="lr-tb"/>
    </style:style>
    <style:style style:name="Table1.A" style:family="table-column">
      <style:table-column-properties style:column-width="1.998cm"/>
    </style:style>
    <style:style style:name="Table1.B" style:family="table-column">
      <style:table-column-properties style:column-width="11.252cm"/>
    </style:style>
    <style:style style:name="Table1.1" style:family="table-row">
      <style:table-row-properties fo:keep-together="auto"/>
    </style:style>
    <style:style style:name="Table1.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1.B1" style:family="table-cell">
      <style:table-cell-properties fo:background-color="#000000" fo:padding-left="0.206cm" fo:padding-right="0.191cm" fo:padding-top="0cm" fo:padding-bottom="0cm" fo:border="1pt solid #000001">
        <style:background-image/>
      </style:table-cell-properties>
    </style:style>
    <style:style style:name="Table1.A2" style:family="table-cell">
      <style:table-cell-properties fo:padding-left="0.206cm" fo:padding-right="0.191cm" fo:padding-top="0cm" fo:padding-bottom="0cm" fo:border="1pt solid #000001"/>
    </style:style>
    <style:style style:name="Table1.B2" style:family="table-cell">
      <style:table-cell-properties fo:padding-left="0.206cm" fo:padding-right="0.191cm" fo:padding-top="0cm" fo:padding-bottom="0cm" fo:border="1pt solid #000001"/>
    </style:style>
    <style:style style:name="Table1.A3" style:family="table-cell">
      <style:table-cell-properties fo:padding-left="0.206cm" fo:padding-right="0.191cm" fo:padding-top="0cm" fo:padding-bottom="0cm" fo:border-left="1pt solid #000001" fo:border-right="none" fo:border-top="none" fo:border-bottom="none"/>
    </style:style>
    <style:style style:name="Table1.B3" style:family="table-cell">
      <style:table-cell-properties fo:padding-left="0.206cm" fo:padding-right="0.191cm" fo:padding-top="0cm" fo:padding-bottom="0cm" fo:border="1pt solid #000001"/>
    </style:style>
    <style:style style:name="Table1.A4" style:family="table-cell">
      <style:table-cell-properties fo:padding-left="0.206cm" fo:padding-right="0.191cm" fo:padding-top="0cm" fo:padding-bottom="0cm" fo:border="1pt solid #000001"/>
    </style:style>
    <style:style style:name="Table1.B4" style:family="table-cell">
      <style:table-cell-properties fo:padding-left="0.206cm" fo:padding-right="0.191cm" fo:padding-top="0cm" fo:padding-bottom="0cm" fo:border="1pt solid #000001"/>
    </style:style>
    <style:style style:name="Table1.A5" style:family="table-cell">
      <style:table-cell-properties fo:padding-left="0.206cm" fo:padding-right="0.191cm" fo:padding-top="0cm" fo:padding-bottom="0cm" fo:border-left="1pt solid #000001" fo:border-right="none" fo:border-top="none" fo:border-bottom="none"/>
    </style:style>
    <style:style style:name="Table1.B5" style:family="table-cell">
      <style:table-cell-properties fo:padding-left="0.206cm" fo:padding-right="0.191cm" fo:padding-top="0cm" fo:padding-bottom="0cm" fo:border="1pt solid #000001"/>
    </style:style>
    <style:style style:name="Table1.A6" style:family="table-cell">
      <style:table-cell-properties fo:padding-left="0.206cm" fo:padding-right="0.191cm" fo:padding-top="0cm" fo:padding-bottom="0cm" fo:border="1pt solid #000001"/>
    </style:style>
    <style:style style:name="Table1.B6" style:family="table-cell">
      <style:table-cell-properties fo:padding-left="0.206cm" fo:padding-right="0.191cm" fo:padding-top="0cm" fo:padding-bottom="0cm" fo:border="1pt solid #000001"/>
    </style:style>
    <style:style style:name="Table1.A7" style:family="table-cell">
      <style:table-cell-properties fo:padding-left="0.206cm" fo:padding-right="0.191cm" fo:padding-top="0cm" fo:padding-bottom="0cm" fo:border-left="1pt solid #000001" fo:border-right="none" fo:border-top="none" fo:border-bottom="1pt solid #000001"/>
    </style:style>
    <style:style style:name="Table1.B7" style:family="table-cell">
      <style:table-cell-properties fo:padding-left="0.206cm" fo:padding-right="0.191cm" fo:padding-top="0cm" fo:padding-bottom="0cm" fo:border="1pt solid #000001"/>
    </style:style>
    <style:style style:name="P1" style:family="paragraph" style:parent-style-name="Preformatted_20_Text">
      <style:paragraph-properties fo:margin-top="0cm" fo:margin-bottom="0.499cm" loext:contextual-spacing="false"/>
      <style:text-properties officeooo:paragraph-rsid="0000c58c"/>
    </style:style>
    <style:style style:name="P2" style:family="paragraph" style:parent-style-name="Standard">
      <style:paragraph-properties fo:orphans="0" fo:widows="0"/>
    </style:style>
    <style:style style:name="P3" style:family="paragraph" style:parent-style-name="Standard">
      <style:paragraph-properties fo:orphans="0" fo:widows="0"/>
      <style:text-properties fo:font-weight="bold" style:font-weight-asian="bold" style:font-weight-complex="bold"/>
    </style:style>
    <style:style style:name="P4" style:family="paragraph" style:parent-style-name="Standard">
      <style:paragraph-properties fo:margin-top="0cm" fo:margin-bottom="0cm" loext:contextual-spacing="false" fo:line-height="100%" fo:text-align="center" style:justify-single-word="false" fo:orphans="0" fo:widows="0"/>
      <style:text-properties fo:color="#ffffff" fo:font-weight="bold" style:font-weight-asian="bold" style:font-weight-complex="bold"/>
    </style:style>
    <style:style style:name="P5" style:family="paragraph" style:parent-style-name="Heading_20_1" style:master-page-name="Standard">
      <style:paragraph-properties style:page-number="auto"/>
    </style:style>
    <style:style style:name="P6" style:family="paragraph" style:parent-style-name="Heading_20_2">
      <style:paragraph-properties fo:break-before="column"/>
    </style:style>
    <style:style style:name="P7" style:family="paragraph" style:parent-style-name="Heading_20_4">
      <style:paragraph-properties>
        <style:tab-stops>
          <style:tab-stop style:position="7.32cm" style:type="center"/>
        </style:tab-stops>
      </style:paragraph-properties>
    </style:style>
    <style:style style:name="P8" style:family="paragraph" style:parent-style-name="Literal_20_text">
      <style:paragraph-properties fo:margin-left="2.54cm" fo:margin-right="0cm" fo:text-indent="0cm" style:auto-text-indent="false"/>
    </style:style>
    <style:style style:name="P9" style:family="paragraph" style:parent-style-name="Literal_20_text">
      <style:paragraph-properties fo:margin-left="1.27cm" fo:margin-right="0cm" fo:text-indent="0cm" style:auto-text-indent="false"/>
    </style:style>
    <style:style style:name="P10" style:family="paragraph" style:parent-style-name="Literal_20_text">
      <style:paragraph-properties fo:margin-left="1.27cm" fo:margin-right="0cm" fo:text-indent="0cm" style:auto-text-indent="false">
        <style:tab-stops>
          <style:tab-stop style:position="10.089cm"/>
        </style:tab-stops>
      </style:paragraph-properties>
    </style:style>
    <style:style style:name="P11" style:family="paragraph" style:parent-style-name="Normal_20_Paragraph" style:list-style-name="WWNum12"/>
    <style:style style:name="P12" style:family="paragraph" style:parent-style-name="Normal_20_Paragraph" style:list-style-name="WWNum14"/>
    <style:style style:name="P13" style:family="paragraph" style:parent-style-name="Normal_20_Paragraph" style:list-style-name="WWNum13"/>
    <style:style style:name="P14" style:family="paragraph" style:parent-style-name="Normal_20_Paragraph">
      <style:paragraph-properties fo:text-align="start" style:justify-single-word="false"/>
    </style:style>
    <style:style style:name="P15" style:family="paragraph" style:parent-style-name="Normal_20_Paragraph">
      <style:paragraph-properties fo:text-align="start" style:justify-single-word="false">
        <style:tab-stops>
          <style:tab-stop style:position="1.251cm"/>
        </style:tab-stops>
      </style:paragraph-properties>
    </style:style>
    <style:style style:name="P16" style:family="paragraph" style:parent-style-name="Normal_20_Paragraph">
      <style:paragraph-properties fo:text-align="center" style:justify-single-word="false"/>
    </style:style>
    <style:style style:name="P17" style:family="paragraph" style:parent-style-name="Normal_20_Paragraph" style:list-style-name="WWNum7"/>
    <style:style style:name="P18" style:family="paragraph" style:parent-style-name="Normal_20_Paragraph">
      <style:text-properties fo:color="#000000"/>
    </style:style>
    <style:style style:name="P19" style:family="paragraph" style:parent-style-name="Normal_20_Paragraph" style:list-style-name="WWNum9"/>
    <style:style style:name="P20" style:family="paragraph" style:parent-style-name="Normal_20_Paragraph" style:master-page-name="Converted2">
      <style:paragraph-properties style:page-number="auto"/>
    </style:style>
    <style:style style:name="P21" style:family="paragraph" style:parent-style-name="Normal_20_Paragraph">
      <style:paragraph-properties fo:margin-left="2.54cm" fo:margin-right="0cm" fo:text-indent="-2.54cm" style:auto-text-indent="false"/>
    </style:style>
    <style:style style:name="P22" style:family="paragraph" style:parent-style-name="Normal_20_Paragraph">
      <style:paragraph-properties fo:margin-left="1.27cm" fo:margin-right="0cm" fo:text-indent="0cm" style:auto-text-indent="false"/>
    </style:style>
    <style:style style:name="P23" style:family="paragraph" style:parent-style-name="Normal_20_Paragraph">
      <style:paragraph-properties fo:margin-left="1.27cm" fo:margin-right="0cm" fo:text-align="start" style:justify-single-word="false" fo:text-indent="0cm" style:auto-text-indent="false"/>
    </style:style>
    <style:style style:name="P24" style:family="paragraph" style:parent-style-name="Normal_20_Paragraph">
      <style:paragraph-properties fo:margin-left="2.54cm" fo:margin-right="0cm" fo:text-indent="0cm" style:auto-text-indent="false"/>
    </style:style>
    <style:style style:name="P25" style:family="paragraph" style:parent-style-name="Normal_20_Paragraph">
      <style:paragraph-properties fo:keep-with-next="always"/>
    </style:style>
    <style:style style:name="P26" style:family="paragraph" style:parent-style-name="Footer">
      <style:paragraph-properties>
        <style:tab-stops>
          <style:tab-stop style:position="7.62cm" style:type="center"/>
          <style:tab-stop style:position="14.702cm" style:type="right"/>
          <style:tab-stop style:position="15.24cm" style:type="right"/>
        </style:tab-stops>
      </style:paragraph-properties>
    </style:style>
    <style:style style:name="P27" style:family="paragraph">
      <style:paragraph-properties fo:margin-top="0cm" fo:margin-bottom="0cm" fo:line-height="100%" fo:text-align="center"/>
    </style:style>
    <style:style style:name="P28" style:family="paragraph">
      <loext:graphic-properties draw:fill="solid" draw:fill-color="#d7e4bd"/>
      <style:paragraph-properties fo:margin-top="0cm" fo:margin-bottom="0cm" fo:line-height="100%" fo:text-align="center"/>
    </style:style>
    <style:style style:name="P29" style:family="paragraph">
      <loext:graphic-properties draw:fill="solid" draw:fill-color="#b9cde5"/>
      <style:paragraph-properties fo:margin-top="0cm" fo:margin-bottom="0cm" fo:line-height="100%" fo:text-align="center"/>
    </style:style>
    <style:style style:name="P30" style:family="paragraph">
      <loext:graphic-properties draw:fill="none"/>
      <style:paragraph-properties fo:text-align="start"/>
    </style:style>
    <style:style style:name="P31" style:family="paragraph">
      <loext:graphic-properties draw:fill="solid" draw:fill-color="#f2dcdb"/>
      <style:paragraph-properties fo:text-align="start"/>
      <style:text-properties fo:color="#000000" fo:font-size="18pt"/>
    </style:style>
    <style:style style:name="T1" style:family="text">
      <style:text-properties fo:font-size="11pt" fo:font-style="italic" style:font-size-asian="11pt" style:font-style-asian="italic"/>
    </style:style>
    <style:style style:name="T2" style:family="text">
      <style:text-properties fo:font-size="11pt" fo:font-style="italic" style:font-size-asian="11pt" style:font-style-asian="italic" style:font-size-complex="11pt"/>
    </style:style>
    <style:style style:name="T3" style:family="text">
      <style:text-properties fo:font-size="11pt" fo:font-style="italic" fo:font-weight="bold" style:font-size-asian="11pt" style:font-style-asian="italic" style:font-weight-asian="bold" style:font-size-complex="11pt"/>
    </style:style>
    <style:style style:name="T4" style:family="text">
      <style:text-properties fo:font-size="11pt" style:font-size-asian="11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style>
    <style:style style:name="T7" style:family="text">
      <style:text-properties fo:font-size="11pt" fo:font-weight="bold" style:font-size-asian="11pt" style:font-weight-asian="bold" style:font-size-complex="11pt"/>
    </style:style>
    <style:style style:name="T8" style:family="text">
      <style:text-properties fo:font-style="italic" style:font-style-asian="italic"/>
    </style:style>
    <style:style style:name="T9" style:family="text">
      <style:text-properties fo:language="en" fo:country="US"/>
    </style:style>
    <style:style style:name="T10" style:family="text">
      <style:text-properties fo:language="en" fo:country="US" fo:font-style="italic" style:font-style-asian="italic"/>
    </style:style>
    <style:style style:name="T11" style:family="text">
      <style:text-properties fo:language="en" fo:country="US" fo:font-weight="bold" style:font-weight-asian="bold"/>
    </style:style>
    <style:style style:name="T12" style:family="text">
      <style:text-properties style:font-name="Andale Mono" fo:font-size="10pt" fo:language="en" fo:country="US" style:font-size-asian="10pt" style:font-size-complex="10pt"/>
    </style:style>
    <style:style style:name="T13" style:family="text">
      <style:text-properties fo:font-weight="bold" style:font-weight-asian="bold"/>
    </style:style>
    <style:style style:name="T14" style:family="text">
      <style:text-properties fo:color="#1f497d" style:font-name="Helvetica" fo:font-size="10pt" fo:font-style="italic" fo:font-weight="bold" style:font-size-asian="10pt" style:font-style-asian="italic" style:font-weight-asian="bold" style:font-size-complex="10pt" style:font-weight-complex="bold"/>
    </style:style>
    <style:style style:name="T15" style:family="text">
      <style:text-properties fo:color="#1f497d" style:font-name="Helvetica" fo:font-size="10pt" fo:font-style="italic" fo:font-weight="bold" officeooo:rsid="0000c58c" style:font-size-asian="10pt" style:font-style-asian="italic" style:font-weight-asian="bold" style:font-size-complex="10pt" style:font-weight-complex="bold"/>
    </style:style>
    <style:style style:name="T16" style:family="text">
      <style:text-properties fo:color="#1f497d" style:font-name="Helvetica" fo:font-size="10pt" fo:font-style="italic" fo:font-weight="bold" style:font-size-asian="10pt" style:font-style-asian="italic" style:font-weight-asian="bold" style:font-size-complex="10pt"/>
    </style:style>
    <style:style style:name="T17" style:family="text">
      <style:text-properties fo:color="#1f497d" style:font-name="Helvetica" fo:font-size="8pt" fo:font-style="italic" style:font-size-asian="8pt" style:font-style-asian="italic" style:font-size-complex="8pt"/>
    </style:style>
    <style:style style:name="T18" style:family="text">
      <style:text-properties fo:color="#1f497d" style:font-name="Helvetica" fo:font-size="8pt" fo:font-style="italic" officeooo:rsid="0000c58c" style:font-size-asian="8pt" style:font-style-asian="italic" style:font-size-complex="8pt"/>
    </style:style>
    <style:style style:name="T19" style:family="text">
      <style:text-properties officeooo:rsid="0000c58c"/>
    </style:style>
    <style:style style:name="T20" style:family="text">
      <style:text-properties fo:font-variant="normal" fo:text-transform="none" fo:color="#000000" style:text-line-through-style="none" style:text-line-through-type="none" style:text-position="0% 100%" style:font-name="Cambria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mbria2"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98b855" draw:fill="solid" draw:fill-color="#d7e4bd" draw:textarea-vertical-align="middle" draw:auto-grow-height="false" draw:fit-to-size="false" fo:min-height="0.725cm" fo:min-width="2.032cm" fo:padding-top="0cm" fo:padding-bottom="0cm" fo:padding-left="0.254cm" fo:padding-right="0.254cm" fo:wrap-option="wrap" draw:shadow="visible" draw:shadow-offset-x="0cm" draw:shadow-offset-y="0.056cm" draw:shadow-color="#000000" draw:shadow-opacity="38%" style:run-through="foreground"/>
    </style:style>
    <style:style style:name="gr3" style:family="graphic">
      <style:graphic-properties draw:stroke="solid" svg:stroke-width="0.026cm" svg:stroke-color="#98b855" draw:fill="solid" draw:fill-color="#d7e4bd" draw:textarea-vertical-align="middle" draw:auto-grow-height="false" draw:fit-to-size="false" fo:min-height="0.727cm" fo:min-width="2.032cm" fo:padding-top="0cm" fo:padding-bottom="0cm" fo:padding-left="0.254cm" fo:padding-right="0.254cm" fo:wrap-option="wrap" draw:shadow="visible" draw:shadow-offset-x="0cm" draw:shadow-offset-y="0.056cm" draw:shadow-color="#000000" draw:shadow-opacity="38%" style:run-through="foreground"/>
    </style:style>
    <style:style style:name="gr4" style:family="graphic">
      <style:graphic-properties draw:stroke="solid" svg:stroke-width="0.026cm" svg:stroke-color="#4a7ebb" draw:fill="solid" draw:fill-color="#b9cde5" draw:textarea-vertical-align="middle" draw:auto-grow-height="false" draw:fit-to-size="false" fo:min-height="0.653cm" fo:min-width="1.96cm" fo:padding-top="0cm" fo:padding-bottom="0cm" fo:padding-left="0.254cm" fo:padding-right="0.254cm" fo:wrap-option="wrap" draw:shadow="visible" draw:shadow-offset-x="0cm" draw:shadow-offset-y="0.056cm" draw:shadow-color="#000000" draw:shadow-opacity="38%" style:run-through="foreground"/>
    </style:style>
    <style:style style:name="gr5" style:family="graphic">
      <style:graphic-properties draw:stroke="solid" svg:stroke-width="0.071cm" svg:stroke-color="#000000" draw:marker-end="msArrowOpenEnd_20_5" draw:marker-end-width="0.319cm" draw:marker-end-center="false" draw:fill="none" draw:textarea-vertical-align="top" draw:auto-grow-height="false" draw:fit-to-size="false" fo:min-height="0.111cm" fo:min-width="0cm" fo:padding-top="0.125cm" fo:padding-bottom="0.125cm" fo:padding-left="0.25cm" fo:padding-right="0.25cm" fo:wrap-option="wrap" draw:shadow="visible" draw:shadow-offset-x="0cm" draw:shadow-offset-y="0.056cm" draw:shadow-color="#000000" draw:shadow-opacity="38%" style:run-through="foreground"/>
    </style:style>
    <style:style style:name="gr6" style:family="graphic">
      <style:graphic-properties draw:stroke="solid" svg:stroke-width="0.071cm" svg:stroke-color="#4f81bd" draw:marker-end="msArrowOpenEnd_20_5" draw:marker-end-width="0.319cm" draw:marker-end-center="false" draw:fill="none" draw:textarea-vertical-align="top" draw:auto-grow-height="false" draw:fit-to-size="false" fo:min-height="0.111cm" fo:min-width="0cm" fo:padding-top="0.125cm" fo:padding-bottom="0.125cm" fo:padding-left="0.25cm" fo:padding-right="0.25cm" fo:wrap-option="wrap" draw:shadow="visible" draw:shadow-offset-x="0cm" draw:shadow-offset-y="0.056cm" draw:shadow-color="#000000" draw:shadow-opacity="38%" style:run-through="foreground"/>
    </style:style>
    <style:style style:name="gr7" style:family="graphic">
      <style:graphic-properties draw:stroke="solid" svg:stroke-width="0.071cm" svg:stroke-color="#c0504d" draw:marker-end="msArrowOpenEnd_20_5" draw:marker-end-width="0.319cm" draw:marker-end-center="false" draw:fill="none" draw:textarea-vertical-align="top" draw:auto-grow-height="false" draw:fit-to-size="false" fo:min-height="0.111cm" fo:min-width="0cm" fo:padding-top="0.125cm" fo:padding-bottom="0.125cm" fo:padding-left="0.25cm" fo:padding-right="0.25cm" fo:wrap-option="wrap" draw:shadow="visible" draw:shadow-offset-x="0cm" draw:shadow-offset-y="0.056cm" draw:shadow-color="#000000" draw:shadow-opacity="38%" style:run-through="foreground"/>
    </style:style>
    <style:style style:name="gr8" style:family="graphic">
      <style:graphic-properties draw:stroke="solid" svg:stroke-width="0.071cm" svg:stroke-color="#4f81bd" draw:marker-end="msArrowOpenEnd_20_5" draw:marker-end-width="0.319cm" draw:marker-end-center="false" draw:fill="none" draw:textarea-vertical-align="top" draw:auto-grow-height="false" draw:fit-to-size="false" fo:min-height="0.473cm" fo:min-width="2.037cm" fo:padding-top="0.125cm" fo:padding-bottom="0.125cm" fo:padding-left="0.25cm" fo:padding-right="0.25cm" fo:wrap-option="wrap" draw:shadow="visible" draw:shadow-offset-x="0cm" draw:shadow-offset-y="0.056cm" draw:shadow-color="#000000" draw:shadow-opacity="38%" style:run-through="foreground"/>
    </style:style>
    <style:style style:name="gr9" style:family="graphic">
      <style:graphic-properties draw:stroke="solid" svg:stroke-width="0.071cm" svg:stroke-color="#c0504d" draw:marker-end="msArrowOpenEnd_20_5" draw:marker-end-width="0.319cm" draw:marker-end-center="false" draw:fill="none" draw:textarea-vertical-align="top" draw:auto-grow-height="false" draw:fit-to-size="false" fo:min-height="1.563cm" fo:min-width="3.307cm" fo:padding-top="0.125cm" fo:padding-bottom="0.125cm" fo:padding-left="0.25cm" fo:padding-right="0.25cm" fo:wrap-option="wrap" draw:shadow="visible" draw:shadow-offset-x="0cm" draw:shadow-offset-y="0.056cm" draw:shadow-color="#000000" draw:shadow-opacity="38%" style:run-through="foreground"/>
    </style:style>
    <style:style style:name="gr10" style:family="graphic">
      <style:graphic-properties draw:stroke="solid" svg:stroke-width="0.071cm" svg:stroke-color="#4f81bd" draw:marker-start="msArrowOpenEnd_20_5" draw:marker-start-width="0.319cm" draw:marker-start-center="false" draw:marker-end="msArrowOpenEnd_20_5" draw:marker-end-width="0.319cm" draw:marker-end-center="false" draw:fill="none" draw:textarea-vertical-align="top" draw:auto-grow-height="false" draw:fit-to-size="false" fo:min-height="0cm" fo:min-width="1.402cm" fo:padding-top="0.125cm" fo:padding-bottom="0.125cm" fo:padding-left="0.25cm" fo:padding-right="0.25cm" fo:wrap-option="wrap" draw:shadow="visible" draw:shadow-offset-x="0cm" draw:shadow-offset-y="0.056cm" draw:shadow-color="#000000" draw:shadow-opacity="38%" style:run-through="foreground"/>
    </style:style>
    <style:style style:name="gr11" style:family="graphic">
      <style:graphic-properties draw:stroke="solid" svg:stroke-width="0.071cm" svg:stroke-color="#c0504d" draw:fill="none" draw:textarea-horizontal-align="center" draw:textarea-vertical-align="top" draw:auto-grow-height="false" draw:fit-to-size="false" fo:padding-top="0.125cm" fo:padding-bottom="0.125cm" fo:padding-left="0.25cm" fo:padding-right="0.25cm" fo:wrap-option="wrap" draw:shadow="visible" draw:shadow-offset-x="0cm" draw:shadow-offset-y="0.056cm" draw:shadow-color="#000000" draw:shadow-opacity="38%" style:run-through="foreground"/>
    </style:style>
    <style:style style:name="gr12" style:family="graphic">
      <style:graphic-properties draw:stroke="solid" svg:stroke-width="0.071cm" svg:stroke-color="#c0504d" draw:marker-end="msArrowOpenEnd_20_5" draw:marker-end-width="0.319cm" draw:marker-end-center="false" draw:fill="none" draw:textarea-vertical-align="top" draw:auto-grow-height="false" draw:fit-to-size="false" fo:min-height="3.016cm" fo:min-width="1.404cm" fo:padding-top="0.125cm" fo:padding-bottom="0.125cm" fo:padding-left="0.25cm" fo:padding-right="0.25cm" fo:wrap-option="wrap" draw:shadow="visible" draw:shadow-offset-x="0cm" draw:shadow-offset-y="0.056cm" draw:shadow-color="#000000" draw:shadow-opacity="38%" style:run-through="foreground"/>
    </style:style>
    <style:style style:name="gr13" style:family="graphic">
      <style:graphic-properties draw:stroke="solid" svg:stroke-width="0.071cm" svg:stroke-color="#c0504d" draw:marker-end="msArrowOpenEnd_20_5" draw:marker-end-width="0.319cm" draw:marker-end-center="false" draw:fill="none" draw:textarea-vertical-align="top" draw:auto-grow-height="false" draw:fit-to-size="false" fo:min-height="1.653cm" fo:min-width="1.676cm" fo:padding-top="0.125cm" fo:padding-bottom="0.125cm" fo:padding-left="0.25cm" fo:padding-right="0.25cm" fo:wrap-option="wrap" draw:shadow="visible" draw:shadow-offset-x="0cm" draw:shadow-offset-y="0.056cm" draw:shadow-color="#000000" draw:shadow-opacity="38%" style:run-through="foreground"/>
    </style:style>
    <style:style style:name="gr14" style:family="graphic">
      <style:graphic-properties draw:stroke="solid" svg:stroke-width="0.071cm" svg:stroke-color="#c0504d" draw:fill="none" draw:textarea-vertical-align="top" draw:auto-grow-height="false" draw:fit-to-size="false" fo:min-height="1.02cm" fo:min-width="1.676cm" fo:padding-top="0.125cm" fo:padding-bottom="0.125cm" fo:padding-left="0.25cm" fo:padding-right="0.25cm" fo:wrap-option="wrap" draw:shadow="visible" draw:shadow-offset-x="0cm" draw:shadow-offset-y="0.056cm" draw:shadow-color="#000000" draw:shadow-opacity="38%" style:run-through="foreground"/>
    </style:style>
    <style:style style:name="gr15" style:family="graphic" style:parent-style-name="Frame">
      <style:graphic-properties draw:stroke="solid" svg:stroke-width="0cm" svg:stroke-color="#000000" draw:fill="solid" draw:fill-color="#f2dcdb" draw:textarea-vertical-align="top" draw:auto-grow-height="true" fo:min-height="0cm" fo:min-width="0cm" fo:padding-top="0cm" fo:padding-bottom="0cm" fo:padding-left="0.199cm" fo:padding-right="0.199cm" fo:wrap-option="wrap" style:run-through="foreground" style:vertical-pos="from-top" style:horizontal-pos="from-left" style:horizontal-rel="paragraph" draw:wrap-influence-on-position="once-concurrent" style:flow-with-text="false"/>
    </style:style>
    <style:style style:name="gr16" style:family="graphic" style:parent-style-name="Frame">
      <style:graphic-properties draw:stroke="solid" svg:stroke-width="0cm" svg:stroke-color="#000000" draw:fill="solid" draw:fill-color="#f2dcdb" draw:textarea-vertical-align="top" draw:auto-grow-height="false" fo:min-height="2.193cm" fo:min-width="11.668cm" fo:padding-top="0cm" fo:padding-bottom="0cm" fo:padding-left="0.199cm" fo:padding-right="0.199cm"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9">Apache </text:span><text:bookmark-start text:name="_Ref193766872"/>Taverna Server: Usage and API Guide<text:bookmark-end text:name="_Ref193766872"/></text:h>
      <text:h text:style-name="Heading_20_2" text:outline-level="2">Known Limitations</text:h>
      <text:p text:style-name="Normal_20_Paragraph">There is a known limitation of 100MB on the size of individual atomic values that may be present on a workflow port, processor port or datalink of a Workflow. With a list, this is a restriction on the size of the elements in the list, and not on the total size of the list’s items, though it is <text:span text:style-name="T8">recommended</text:span> that lists be kept substantially smaller than this to ensure that they fit in memory. The <text:span text:style-name="T8">recommended</text:span> workaround for this is to keep large values in files on disk or in a database, and to only pass references to those files (i.e., filenames) along datalinks.</text:p>
      <text:h text:style-name="P6" text:outline-level="2">Conceptual interface</text:h>
      <text:p text:style-name="Normal_20_Paragraph">Conceptually, an instance of Taverna Server exists to manage a collection of workflow runs, as well as some global information that is provided to all on the server’s general capabilities. The server also supports an overall Atom feed per user that allows you to find out when your workflows terminate without having to poll each one separately. This feed is at <text:span text:style-name="T8">https://«</text:span><text:span text:style-name="T1">SERVER:PORT</text:span><text:span text:style-name="T8">»/taverna-server/feed</text:span> (with the default web-application name). The feed is not available to anonymous users, and will only accept updates from the internal notification mechanism.</text:p>
      <text:p text:style-name="Normal_20_Paragraph">Each workflow run is associated with a working directory that is specific to that run; the name of the working directory is a value that is not repeated for any other run. Within the working directory, these<text:note text:id="ftn1" text:note-class="footnote"><text:note-citation>1</text:note-citation><text:note-body><text:p text:style-name="P20"><text:span text:style-name="footnote_20_reference"><text:span text:style-name="T4"/></text:span><text:span text:style-name="T4"> Each run also has </text:span><text:span text:style-name="T1">repository</text:span><text:span text:style-name="T4"> and </text:span><text:span text:style-name="T1">var</text:span><text:span text:style-name="T4"> directories created for it; their purpose is not documented and they are initially empty. </text:span></text:p></text:note-body></text:note> subdirectories will be created:</text:p>
      <text:p text:style-name="P21"><text:span text:style-name="T8">conf</text:span><text:tab/>Contains optional additional configuration files for the Taverna execution engine; empty by default.</text:p>
      <text:p text:style-name="P21"><text:span text:style-name="T8">externaltool<text:tab/></text:span>Contains optional additional configuration files for the external tool plugin; empty by default.</text:p>
      <text:p text:style-name="P21"><text:span text:style-name="T8">lib<text:tab/></text:span>Contains additional libraries that will be made available to bean­shell scripts; empty by default.</text:p>
      <text:p text:style-name="P21"><text:span text:style-name="T8">logs</text:span><text:tab/>Location that logs will be written to. In particular, will eventually contain the file <text:span text:style-name="T8">detail.log</text:span>, which can be very useful when debugging a workflow.</text:p>
      <text:p text:style-name="P21"><text:span text:style-name="T8">out<text:tab/></text:span>Location that output files will be written to if they are not collected into a Baclava file. This directory is only created during the workflow run; it should not be made beforehand.</text:p>
      <text:p text:style-name="P21"><text:span text:style-name="T8">plugins<text:tab/></text:span>Contains the additional plug-in code that is to be supported for the specific workflow run.</text:p>
      <text:p text:style-name="P21"><text:soft-page-break/><text:span text:style-name="T8">t2-database<text:tab/></text:span>Contains the database working files used by the Taverna execution engine. This directory is only created during the workflow run; it should not be made beforehand.</text:p>
      <text:p text:style-name="Normal_20_Paragraph">All file access operations are performed on files and directories beneath the working directory. The server prevents all access to dxirectories outside of that, so as to promote proper separation of the workflow runs. (Note in particular that the credential manager configuration directory will not be accessible; it is managed directly by the server.)</text:p>
      <text:p text:style-name="Normal_20_Paragraph">Associated with each workflow run is a state. <text:s/>The state transition diagram is this:</text:p>
      <text:p text:style-name="P16"><draw:g text:anchor-type="as-char" svg:y="0cm" draw:z-index="0" draw:style-name="gr1"><draw:custom-shape draw:name="Rectangle 2" draw:style-name="gr2" draw:text-style-name="P28" svg:width="2.539cm" svg:height="0.724cm" svg:x="1.907cm" svg:y="1.088cm"><text:p text:style-name="P27"><text:span text:style-name="T20">Initializ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 draw:style-name="gr3" draw:text-style-name="P28" svg:width="2.539cm" svg:height="0.726cm" svg:x="1.907cm" svg:y="2.177cm"><text:p text:style-name="P27"><text:span text:style-name="T20">Opera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 draw:style-name="gr2" draw:text-style-name="P28" svg:width="2.539cm" svg:height="0.724cm" svg:x="1.907cm" svg:y="3.267cm"><text:p text:style-name="P27"><text:span text:style-name="T20">Finish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ounded Rectangle 6" draw:style-name="gr4" draw:text-style-name="P29" svg:width="2.539cm" svg:height="0.724cm" svg:x="1.907cm" svg:y="4.357cm"><text:p text:style-name="P27"><text:span text:style-name="T21">Destroye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7" draw:style-name="gr4" draw:text-style-name="P29" svg:width="2.539cm" svg:height="0.724cm" svg:x="1.907cm" svg:y="0cm"><text:p text:style-name="P27"><text:span text:style-name="T21">Initial</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8" draw:style-name="gr3" draw:text-style-name="P28" svg:width="2.539cm" svg:height="0.726cm" svg:x="6.352cm" svg:y="2.177cm"><text:p text:style-name="P27"><text:span text:style-name="T21">Stopp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3" draw:style-name="gr5" draw:text-style-name="P30" svg:width="0.003cm" svg:height="0.362cm" svg:x="3.177cm" svg:y="0.725cm"><text:p/><draw:enhanced-geometry draw:mirror-horizontal="false" draw:mirror-vertical="false" svg:viewBox="0 0 21600 21600" draw:type="mso-spt32" draw:enhanced-path="M 0 0 L 21600 21600 N"/></draw:custom-shape><draw:custom-shape draw:name="Straight Arrow Connector 14" draw:style-name="gr6" draw:text-style-name="P30" svg:width="0.003cm" svg:height="0.362cm" svg:x="3.177cm" svg:y="1.815cm"><text:p/><draw:enhanced-geometry draw:mirror-horizontal="false" draw:mirror-vertical="false" svg:viewBox="0 0 21600 21600" draw:type="mso-spt32" draw:enhanced-path="M 0 0 L 21600 21600 N"/></draw:custom-shape><draw:custom-shape draw:name="Straight Arrow Connector 15" draw:style-name="gr5" draw:text-style-name="P30" svg:width="0.003cm" svg:height="0.362cm" svg:x="3.812cm" svg:y="2.905cm"><text:p/><draw:enhanced-geometry draw:mirror-horizontal="false" draw:mirror-vertical="false" svg:viewBox="0 0 21600 21600" draw:type="mso-spt32" draw:enhanced-path="M 0 0 L 21600 21600 N"/></draw:custom-shape><draw:custom-shape draw:name="Straight Arrow Connector 16" draw:style-name="gr6" draw:text-style-name="P30" svg:width="0.003cm" svg:height="0.362cm" svg:x="2.542cm" svg:y="2.905cm"><text:p/><draw:enhanced-geometry draw:mirror-horizontal="false" draw:mirror-vertical="false" svg:viewBox="0 0 21600 21600" draw:type="mso-spt32" draw:enhanced-path="M 0 0 L 21600 21600 N"/></draw:custom-shape><draw:custom-shape draw:name="Straight Arrow Connector 17" draw:style-name="gr7" draw:text-style-name="P30" svg:width="0.003cm" svg:height="0.362cm" svg:x="3.177cm" svg:y="3.993cm"><text:p/><draw:enhanced-geometry draw:mirror-horizontal="false" draw:mirror-vertical="false" svg:viewBox="0 0 21600 21600" draw:type="mso-spt32" draw:enhanced-path="M 0 0 L 21600 21600 N"/></draw:custom-shape><draw:custom-shape draw:name="Elbow Connector 18" draw:style-name="gr8" draw:text-style-name="P30" svg:width="2.539cm" svg:height="0.724cm" draw:transform="rotate (-3.14159265358979) translate (6.98676388888889cm 3.63008333333333cm)"><text:p/><draw:enhanced-geometry draw:mirror-horizontal="false" draw:mirror-vertical="true" draw:text-areas="0 0 ?f2 ?f3" svg:viewBox="0 0 0 0" draw:type="ooxml-bentConnector3" draw:modifiers="-1389"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Elbow Connector 20" draw:style-name="gr9" draw:text-style-name="P30" svg:width="3.809cm" svg:height="1.814cm" draw:transform="rotate (-3.14159265358979) translate (8.25676388888889cm 4.71840277777778cm)"><text:p/><draw:enhanced-geometry draw:mirror-horizontal="false" draw:mirror-vertical="true" draw:text-areas="0 0 ?f2 ?f3" svg:viewBox="0 0 0 0" draw:type="ooxml-bentConnector3" draw:modifiers="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Straight Arrow Connector 21" draw:style-name="gr10" draw:text-style-name="P30" svg:width="1.904cm" svg:height="0.003cm" svg:x="4.447cm" svg:y="2.542cm"><text:p/><draw:enhanced-geometry draw:mirror-horizontal="false" draw:mirror-vertical="false" svg:viewBox="0 0 21600 21600" draw:type="mso-spt32" draw:enhanced-path="M 0 0 L 21600 21600 N"/></draw:custom-shape><draw:line draw:name="Straight Connector 23" draw:style-name="gr11" draw:text-style-name="P30" svg:x1="1.907cm" svg:y1="1.452cm" svg:x2="0.002cm" svg:y2="1.452cm"><text:p/></draw:line><draw:custom-shape draw:name="Elbow Connector 24" draw:style-name="gr12" draw:text-style-name="P30" svg:width="1.904cm" svg:height="3.266cm" svg:x="0.002cm" svg:y="1.452cm"><text:p/><draw:enhanced-geometry draw:mirror-horizontal="false" draw:mirror-vertical="false" draw:text-areas="0 0 ?f2 ?f3" svg:viewBox="0 0 0 0" draw:type="ooxml-bentConnector3" draw:modifiers="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Elbow Connector 25" draw:style-name="gr13" draw:text-style-name="P30" svg:width="2.177cm" svg:height="1.904cm" draw:transform="rotate (1.5707963267949) translate (-0.00176388888888889cm 3.63008333333333cm)"><text:p/><draw:enhanced-geometry draw:mirror-horizontal="true" draw:mirror-vertical="false" draw:text-areas="0 0 ?f2 ?f3" svg:viewBox="0 0 0 0" draw:type="ooxml-bentConnector3" draw:modifiers="10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Elbow Connector 27" draw:style-name="gr14" draw:text-style-name="P30" svg:width="2.176cm" svg:height="1.269cm" draw:transform="rotate (-1.5707963267949) translate (1.90676388888889cm 2.54176388888889cm)"><text:p/><draw:enhanced-geometry draw:mirror-horizontal="false" draw:mirror-vertical="false" draw:text-areas="0 0 ?f2 ?f3" svg:viewBox="0 0 0 0" draw:type="ooxml-bentConnector3" draw:modifiers="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g></text:p>
      <text:p text:style-name="Normal_20_Paragraph">The blue states are the initial and final states, and all states in <text:span text:style-name="T8">italic </text:span>cannot be observed in practice. The black arrows represent automatic state changes, the blue arrows are for manually-triggered transition, and the red arrows are destructions, which can be done from any state (other than the initial unobservable one) and which may be either manually or automatically triggered; automatic destruction happens when the run reaches its expiry time (which you can set but cannot remove). Note that there are two transitions from <text:span text:style-name="T8">Operating</text:span> to <text:span text:style-name="T8">Finished</text:span>; they are not equivalent. The automatic transition represents the termination of the workflow execution with such outputs produced as are going to be generated, whereas the manual transition is where the execution is killed and outputs may be not generated even if they conceptually existed at that point. Also note that it is only the transition from <text:span text:style-name="T8">Initialized</text:span> to <text:span text:style-name="T8">Operating</text:span> that represents the start of the workflow execution engine.</text:p>
      <text:p text:style-name="Normal_20_Paragraph">Each workflow run is associated with a unique identifier, which is constant for the life of the run. This identifier is used directly by the SOAP interface and forms part of the URI for a run in the REST interface, but it is the <text:span text:style-name="T8">same</text:span> between the two. Any run may be accessed and manipulated via either interface, so long as the right identifier is used and you have permission to do the action concerned. The permissions associated with a run are the ability to <text:span text:style-name="T8">read</text:span> features of the run and files associated with it, the ability to <text:span text:style-name="T8">update</text:span> features (including creating files), and the ability to control the lifespan of a run and <text:span text:style-name="T8">destroy</text:span> it, each of which implies the ones before it as well. The owner of a run (i.e., the user who created it) always has all those permissions, and can also manipulate the security configuration of the run — these permissions and any credentials granted to the run such as passwords and X.509 key-pairs — which are otherwise totally shrouded in the execution interface. The permissions of a user to access a particular run can also be set to <text:span text:style-name="T8">none</text:span>, which removes all granted permissions and restores the default (no access granted at all).</text:p>
      <text:p text:style-name="Normal_20_Paragraph"><text:soft-page-break/>Associated with each run are a number of listeners. This release of the server only supports a single listener, “<text:span text:style-name="T8">io</text:span>”, which is applied automatically. This listener is responsible for detecting a number of technical features of the workflow run and exposing them. In particular, it reports any output produced by the workflow engine on either <text:span text:style-name="T8">stdout</text:span> or <text:span text:style-name="T8">stderr</text:span>, what the result (“<text:span text:style-name="T8">exitcode</text:span>”) would be, where to send termination notifications to (“<text:span text:style-name="T8">notificationAddress</text:span>”) and what resources were used during the workflow run (“<text:span text:style-name="T8">usageRecord</text:span>”).</text:p>
      <text:h text:style-name="P6" text:outline-level="2">The (RESTful) Usage Pattern</text:h>
      <text:p text:style-name="Normal_20_Paragraph">The Taverna 2 Server supports both REST and SOAP APIs; you may use either API to access the service and any of the workflow runs hosted by the service. The full service descriptions are available at <text:span text:style-name="T8">http://«</text:span><text:span text:style-name="T1">SERVER:PORT</text:span><text:span text:style-name="T8">»/taverna-server/services</text:span> but to illustrate their use, here's a sample execution using the REST API.</text:p>
      <text:list xml:id="list5270232312660922510" text:style-name="WWNum7">
        <text:list-item>
          <text:p text:style-name="P17">The client starts by creating a workflow run. This is done by POSTing a T2flow document to the service at the address <text:span text:style-name="T8">http://«</text:span><text:span text:style-name="T1">SERVER:PORT</text:span><text:span text:style-name="T8">»/taverna-server/rest/runs</text:span> with the content type <text:s/><text:span text:style-name="T8">application/</text:span><text:span text:style-name="T10">vnd.taverna.t2flow+xml</text:span>.</text:p>
        </text:list-item>
      </text:list>
      <text:p text:style-name="P22">The result of the POST is an <text:span text:style-name="T8">HTTP 201 Created</text:span> that gives the location of the created run (in a <text:span text:style-name="T8">Location</text:span> header), hereby denoted the <text:span text:style-name="T8">«</text:span><text:span text:style-name="T1">RUN_URI</text:span><text:span text:style-name="T8">»</text:span> (it includes a UUID which you will need to save in order to access the run again, though the list of known UUIDs can be found above). Note that the run is not yet actually doing anything.</text:p>
      <text:list xml:id="list162335474659975" text:continue-numbering="true" text:style-name="WWNum7">
        <text:list-item>
          <text:p text:style-name="P17">Next, you need to set up the inputs to the workflow ports. This is done by either uploading a file that is to be read from, or by directly setting the value.</text:p>
        </text:list-item>
      </text:list>
      <text:p text:style-name="P22"><text:span text:style-name="T8">Directly Setting the Value of an Input</text:span></text:p>
      <text:p text:style-name="P24">To set the input port, <text:span text:style-name="T8">FOO</text:span>, to have the value <text:span text:style-name="T8">BAR</text:span>, you would PUT a message like this to the URI <text:span text:style-name="T8">«</text:span><text:span text:style-name="T1">RUN_URI</text:span><text:span text:style-name="T8">»/input/input/FOO</text:span></text:p>
      <text:p text:style-name="P8"><text:span text:style-name="XML_20_Element">&lt;t2sr:runInput</text:span> <text:span text:style-name="XML_20_Attribute">xmlns:t2sr</text:span>=<text:line-break/> <text:s text:c="7"/><text:span text:style-name="XML_20_Attribute_20_Content">"http://ns.taverna.org.uk/2010/xml/server/rest/"</text:span><text:span text:style-name="XML_20_Element">&gt;</text:span></text:p>
      <text:p text:style-name="P8"><text:s text:c="4"/><text:span text:style-name="XML_20_Element">&lt;t2sr:value&gt;</text:span>BAR<text:span text:style-name="XML_20_Element">&lt;/t2sr:value&gt;</text:span></text:p>
      <text:p text:style-name="P8"><text:span text:style-name="XML_20_Element">&lt;/t2sr:runInput&gt;</text:span></text:p>
      <text:p text:style-name="P22"><text:span text:style-name="T8">Uploading a File for One Input</text:span></text:p>
      <text:p text:style-name="P24">The values for an input port can also be set by means of creating a file on the server. Thus, if you were staging the value BAR to input port FOO by means of a file BOO.TXT then you would first POST this message to <text:span text:style-name="T8">«</text:span><text:span text:style-name="T1">RUN_URI</text:span><text:span text:style-name="T8">»/wd</text:span></text:p>
      <text:p text:style-name="P8"><text:span text:style-name="XML_20_Element">&lt;t2sr:upload</text:span> <text:span text:style-name="XML_20_Attribute">t2sr:name</text:span>=<text:span text:style-name="XML_20_Attribute_20_Content">"</text:span><text:span text:style-name="XML_20_Attribute_20_Content"><text:span text:style-name="T8">BOO.TXT</text:span></text:span><text:span text:style-name="XML_20_Attribute_20_Content">"</text:span> <text:span text:style-name="XML_20_Attribute">xmlns:t2sr</text:span>=<text:line-break/> <text:s text:c="7"/><text:span text:style-name="XML_20_Attribute_20_Content">"http://ns.taverna.org.uk/2010/xml/server/rest/"</text:span><text:span text:style-name="XML_20_Element">&gt;</text:span></text:p>
      <text:p text:style-name="P8"><text:s text:c="4"/>QkFS</text:p>
      <text:p text:style-name="P8"><text:span text:style-name="XML_20_Element">&lt;/t2sr:upload&gt;</text:span></text:p>
      <text:p text:style-name="P24">Note that “<text:span text:style-name="T8">QkFS</text:span>” is the base64-encoded form of “<text:span text:style-name="T8">BAR</text:span>”, and that each workflow run has its own working directory into which uploaded files are placed; you are never told the name of this working directory.</text:p>
      <text:p text:style-name="P24"><text:soft-page-break/>You can also PUT the contents of the file (as application/octet-stream) directly to the virtual resource name that you want to create the file as; for the contents “BAR” that would be three bytes 66, 65, 82 (with appropriate HTTP headers). This particular method supports upload of very large files if necessary.</text:p>
      <text:p text:style-name="P24">Once you've created the file, you can then set it to be the input for the port by PUTting this message to <text:span text:style-name="T8">«</text:span><text:span text:style-name="T1">RUN_URI</text:span><text:span text:style-name="T8">»/input/input/FOO</text:span></text:p>
      <text:p text:style-name="P8"><text:span text:style-name="XML_20_Element">&lt;t2sr:runInput</text:span> <text:span text:style-name="XML_20_Attribute">xmlns:t2sr</text:span>=<text:line-break/> <text:s text:c="7"/><text:span text:style-name="XML_20_Attribute_20_Content">"http://ns.taverna.org.uk/2010/xml/server/rest/"</text:span><text:span text:style-name="XML_20_Element">&gt;</text:span></text:p>
      <text:p text:style-name="P8"><text:s text:c="4"/><text:span text:style-name="XML_20_Element">&lt;t2sr:file&gt;</text:span>BOO.TXT<text:span text:style-name="XML_20_Element">&lt;/t2sr:file&gt;</text:span></text:p>
      <text:p text:style-name="P8"><text:span text:style-name="XML_20_Element">&lt;/t2sr:runInput&gt;</text:span></text:p>
      <text:p text:style-name="P24">Note the similarity of the final part of this process to the previous method for setting an input.</text:p>
      <text:p text:style-name="P24">You can also create a directory, e.g., <text:span text:style-name="T8">IN</text:span>, to hold the input files. This is done by POSTing a different message to <text:span text:style-name="T8">«</text:span><text:span text:style-name="T1">RUN_URI</text:span><text:span text:style-name="T8">»/wd</text:span></text:p>
      <text:p text:style-name="P8"><text:span text:style-name="XML_20_Element">&lt;t2sr:mkdir</text:span> <text:span text:style-name="XML_20_Attribute">t2sr:name</text:span>=<text:span text:style-name="XML_20_Attribute_20_Content">"</text:span><text:span text:style-name="XML_20_Attribute_20_Content"><text:span text:style-name="T8">IN</text:span></text:span><text:span text:style-name="XML_20_Attribute_20_Content">"</text:span> <text:span text:style-name="XML_20_Attribute">xmlns:t2sr</text:span>=<text:line-break/> <text:s text:c="7"/><text:span text:style-name="XML_20_Attribute_20_Content">"http://ns.taverna.org.uk/2010/xml/server/rest/"</text:span><text:line-break/> <text:s text:c="3"/><text:span text:style-name="XML_20_Element">/&gt;</text:span></text:p>
      <text:p text:style-name="P24">With that, you can then create files in the <text:span text:style-name="T8">IN</text:span> subdirectory by sending the upload message to <text:span text:style-name="T8">«</text:span><text:span text:style-name="T1">RUN_URI</text:span><text:span text:style-name="T8">»/wd/IN</text:span> and you can use the file as an input by using a name such as <text:span text:style-name="T8">IN/BOO.TXT</text:span>. You can also create sub-subdirectories if required by sending the <text:span text:style-name="T8">mkdir</text:span> message to the natural URI of the parent directory, just as sending an upload message to that URI creates a file in that directory.</text:p>
      <text:p text:style-name="P22"><text:span text:style-name="T8">Using a File Already on the Taverna Server Installation</text:span></text:p>
      <text:p text:style-name="P24">You can use an existing file attached to a workflow run <text:span text:style-name="T8">on the same server</text:span>, provided you have permission to access that run. You do this by using a PUT to set the input to a reference (the actual URL below is just an example, but it must be the full URL to the file):</text:p>
      <text:p text:style-name="P8"><text:span text:style-name="XML_20_Element">&lt;t2sr:runInput</text:span> <text:span text:style-name="XML_20_Attribute">xmlns:t2sr</text:span>=<text:line-break/> <text:s text:c="7"/><text:span text:style-name="XML_20_Attribute_20_Content">"http://ns.taverna.org.uk/2010/xml/server/rest/"</text:span><text:span text:style-name="XML_20_Element">&gt;</text:span></text:p>
      <text:p text:style-name="P8"><text:s text:c="4"/><text:span text:style-name="XML_20_Element">&lt;t2sr:reference&gt;</text:span></text:p>
      <text:p text:style-name="P8"><text:span text:style-name="XML_20_Element"><text:s text:c="8"/></text:span>«OTHER_RUN_URI»/wd/file.name</text:p>
      <text:p text:style-name="P8"><text:span text:style-name="XML_20_Element"><text:s text:c="4"/>&lt;/t2sr:reference&gt;</text:span></text:p>
      <text:p text:style-name="P8"><text:span text:style-name="XML_20_Element">&lt;/t2sr:runInput&gt;</text:span></text:p>
      <text:p text:style-name="P24">The data will be copied across efficiently into a run-local file. This version of Taverna Server does not support accessing files stored on any other server or on the general web via this mechanism.</text:p>
      <text:p text:style-name="P22"><text:span text:style-name="T8">Uploading a Baclava File</text:span></text:p>
      <text:p text:style-name="P24">The final way of setting up the inputs to a workflow is to upload (using the same method as above) a Baclava file (e.g., <text:span text:style-name="T8">FOOBAR.BACLAVA</text:span>) that describes the inputs. This is then set as the provider for all inputs by PUTting the name of the Baclava file (as plain text) to <text:span text:style-name="T8">«</text:span><text:span text:style-name="T1">RUN_URI</text:span><text:span text:style-name="T8">»/input/baclava</text:span></text:p>
      <text:list xml:id="list162336991277037" text:continue-numbering="true" text:style-name="WWNum7">
        <text:list-item>
          <text:p text:style-name="P17"><text:soft-page-break/>If your workflow depends on external libraries (e.g., for a beanshell or API consumer service), these should be uploaded to <text:span text:style-name="T8">«</text:span><text:span text:style-name="T1">RUN_URI</text:span><text:span text:style-name="T8">»/wd/lib</text:span>; the name of the file that you create there should match that which you would use in a local run of the service.</text:p>
        </text:list-item>
        <text:list-item>
          <text:p text:style-name="P17">If the workflow refers to a secured external service, it is necessary to supply some additional credentials. For a SOAP web-service, these credentials are associated in Taverna with the WSDL description of the web service. The credentials <text:span text:style-name="T8">must</text:span> be supplied before the workflow run starts.</text:p>
        </text:list-item>
      </text:list>
      <text:p text:style-name="P22">To set a username and password for a service, you would POST to <text:span text:style-name="T8">«</text:span><text:span text:style-name="T1">RUN_URI</text:span><text:span text:style-name="T8">»/security/credentials</text:span> a message like this (assuming that the WSDL address is “<text:span text:style-name="T8">https://host/serv.wsdl</text:span>”, that the username to use is “<text:span text:style-name="T8">fred123</text:span>”, and that the password is “<text:span text:style-name="T8">ThePassWord</text:span>”):</text:p>
      <text:p text:style-name="P9"><text:span text:style-name="XML_20_Element">&lt;t2sr:credential</text:span> <text:span text:style-name="XML_20_Attribute">xmlns:t2sr</text:span>=<text:line-break/> <text:s text:c="11"/><text:span text:style-name="XML_20_Attribute_20_Content">"http://ns.taverna.org.uk/2010/xml/server/rest/"</text:span></text:p>
      <text:p text:style-name="P9"><text:s text:c="8"/><text:span text:style-name="XML_20_Attribute">xmlns:t2s</text:span>=<text:span text:style-name="XML_20_Attribute_20_Content">"http://ns.taverna.org.uk/2010/xml/server/"</text:span><text:span text:style-name="XML_20_Element">&gt;</text:span></text:p>
      <text:p text:style-name="P9"><text:span text:style-name="XML_20_Element"><text:s text:c="4"/>&lt;t2s:userpass&gt;</text:span></text:p>
      <text:p text:style-name="P9"><text:span text:style-name="XML_20_Element"><text:s text:c="8"/>&lt;t2s:serviceURI&gt;</text:span>https://host/serv.wsdl<text:span text:style-name="XML_20_Element">&lt;/t2s:serviceURI&gt;</text:span></text:p>
      <text:p text:style-name="P9"><text:span text:style-name="XML_20_Element"><text:s text:c="8"/>&lt;t2s:username&gt;</text:span>fred123<text:span text:style-name="XML_20_Element">&lt;/t2s:username&gt;</text:span></text:p>
      <text:p text:style-name="P9"><text:span text:style-name="XML_20_Element"><text:s text:c="8"/>&lt;t2s:password&gt;</text:span>ThePassWord<text:span text:style-name="XML_20_Element">&lt;/t2s:password&gt;</text:span></text:p>
      <text:p text:style-name="P9"><text:span text:style-name="XML_20_Element"><text:s text:c="4"/>&lt;/t2s:userpass&gt;</text:span></text:p>
      <text:p text:style-name="P9"><text:span text:style-name="XML_20_Element">&lt;/t2sr:credential&gt;</text:span></text:p>
      <text:p text:style-name="P22">For REST services, the simplest way to find the correct security URI to use with the service is to run a short workflow against the service in the Taverna Workbench and to then look up the URI in the credential manager.</text:p>
      <text:list xml:id="list162337314918966" text:continue-numbering="true" text:style-name="WWNum7">
        <text:list-item>
          <text:p text:style-name="P17">Now you can start the workflow running. This is done by using a PUT to set <text:span text:style-name="T8">«</text:span><text:span text:style-name="T1">RUN_URI</text:span><text:span text:style-name="T8">»/status</text:span> to the plain text value <text:span text:style-name="T8">Operating</text:span>.</text:p>
        </text:list-item>
        <text:list-item>
          <text:p text:style-name="P17">Now you need to poll, waiting for the workflow to finish. To discover the state of a run, you can (at any time) do a GET on <text:span text:style-name="T8">«</text:span><text:span text:style-name="T1">RUN_URI</text:span><text:span text:style-name="T8">»/status</text:span>; when the workflow has finished executing, this will return <text:span text:style-name="T8">Finished</text:span> instead of <text:span text:style-name="T8">Operating</text:span> (or <text:span text:style-name="T8">Initialized</text:span>, the starting state).</text:p>
        </text:list-item>
      </text:list>
      <text:p text:style-name="P22">There is a fourth state, <text:span text:style-name="T8">Stopped</text:span>, but it is not supported in this release.</text:p>
      <text:list xml:id="list162336283023970" text:continue-numbering="true" text:style-name="WWNum7">
        <text:list-item>
          <text:p text:style-name="P17">Every workflow run has an expiry time, after which it will be destroyed and all resources (i.e., local files) associated with it cleaned up. By default in this release, this is 24 hours after initial creation. To see when a particular run is scheduled to be disposed of, do a GET on <text:span text:style-name="T8">«</text:span><text:span text:style-name="T1">RUN_URI</text:span><text:span text:style-name="T8">»/expiry</text:span>; you may set the time when the run is disposed of by PUTting a new time to that same URI. Note that this includes not just the time when the workflow is executing, but also when the input files are being created beforehand and when the results are being downloaded afterwards; you are advised to make your clients regularly advance the expiry time while the run is in use.</text:p>
        </text:list-item>
        <text:list-item>
          <text:p text:style-name="P17">The outputs from the workflow are files created in the out subdirectory of the run's working directory. The contents of the subdirectory can be read by doing a GET on <text:span text:style-name="T8">«</text:span><text:span text:style-name="T1">RUN_URI</text:span><text:span text:style-name="T8">»/wd/out</text:span> which will return an XML document describing the contents of the directory, with links to each of the files within it. Doing a <text:soft-page-break/>GET on those links will retrieve the actual created files (as uninterpreted binary data).</text:p>
        </text:list-item>
      </text:list>
      <text:p text:style-name="P22">Thus, if a single output <text:span text:style-name="T8">FOO.OUT</text:span> was produced from the workflow, it would be written to the file that can be retrieved from <text:span text:style-name="T8">«</text:span><text:span text:style-name="T1">RUN_URI</text:span><text:span text:style-name="T8">»/wd/out/FOO.OUT</text:span> and the result of the GET on <text:span text:style-name="T8">«</text:span><text:span text:style-name="T1">RUN_URI</text:span><text:span text:style-name="T8">»/wd/out</text:span> would look something like this:</text:p>
      <text:p text:style-name="P9"><text:span text:style-name="XML_20_Element">&lt;t2sr:directoryContents</text:span><text:line-break/> <text:s text:c="7"/><text:span text:style-name="XML_20_Attribute">xmlns:xlink</text:span>=<text:span text:style-name="XML_20_Attribute_20_Content">"http://www.w3.org/1999/xlink"</text:span></text:p>
      <text:p text:style-name="P9"><text:s text:c="8"/><text:span text:style-name="XML_20_Attribute">xmlns:t2s</text:span>=<text:span text:style-name="XML_20_Attribute_20_Content">"http://ns.taverna.org.uk/2010/xml/server/"</text:span></text:p>
      <text:p text:style-name="P9"><text:s text:c="8"/><text:span text:style-name="XML_20_Attribute">xmlns:t2sr</text:span>=<text:line-break/> <text:s text:c="11"/><text:span text:style-name="XML_20_Attribute_20_Content">"http://ns.taverna.org.uk/2010/xml/server/rest/"</text:span><text:span text:style-name="XML_20_Element">&gt;</text:span></text:p>
      <text:p text:style-name="P9"><text:s text:c="4"/><text:span text:style-name="XML_20_Element">&lt;t2s:file</text:span> <text:span text:style-name="XML_20_Attribute">xlink:href</text:span>=<text:span text:style-name="XML_20_Attribute_20_Content">"«RUN_URI»/wd/out/FOO.OUT"</text:span></text:p>
      <text:p text:style-name="P9"><text:s text:c="12"/><text:span text:style-name="XML_20_Attribute">t2sr:name</text:span>=<text:span text:style-name="XML_20_Attribute_20_Content">"FOO.OUT"</text:span><text:span text:style-name="XML_20_Element">&gt;</text:span>out/FOO.OUT<text:span text:style-name="XML_20_Element">&lt;/t2s:file&gt;</text:span></text:p>
      <text:p text:style-name="P9"><text:span text:style-name="XML_20_Element">&lt;/t2sr:directoryContents&gt;</text:span></text:p>
      <text:list xml:id="list162336725244151" text:continue-numbering="true" text:style-name="WWNum7">
        <text:list-item>
          <text:p text:style-name="P17">The standard output and standard error from the T2 Command Line Executor subprocess can be read via properties of the special I/O listener. To do that, do a GET on <text:span text:style-name="T8">«</text:span><text:span text:style-name="T1">RUN_URI</text:span><text:span text:style-name="T8">»/listeners/io/properties/stdout</text:span> (or <text:span text:style-name="T8">.../stderr</text:span>). Once the subprocess has finished executing, the I/O listener will provide a third property containing the exit code of the subprocess, called <text:span text:style-name="T8">exitcode</text:span>.</text:p>
        </text:list-item>
      </text:list>
      <text:p text:style-name="P22">Note that the supported set of listeners and properties will be subject to change in future versions of the server, and should not be relied upon.</text:p>
      <text:list xml:id="list162336169881215" text:continue-numbering="true" text:style-name="WWNum7">
        <text:list-item>
          <text:p text:style-name="P17">The run bundle for the run — a specially structured ZIP file — can be retrieved by doing a GET on <text:span text:style-name="T8">«</text:span><text:span text:style-name="T1">RUN_URI</text:span><text:span text:style-name="T8">»/</text:span><text:span text:style-name="T10">run-bundle</text:span><text:span text:style-name="T9">. Within the run bundle, the inputs for the run will be in the </text:span><text:span text:style-name="T10">inputs</text:span><text:span text:style-name="T9"> directory, the outputs will be in the </text:span><text:span text:style-name="T10">outputs</text:span><text:span text:style-name="T9"> directory, the workflow will be in </text:span><text:span text:style-name="T10">workflowrun.wfbundle</text:span><text:span text:style-name="T9"> (in SCUFL2 format), and the provenance will be in </text:span><text:span text:style-name="T10">worflowrun.prov.ttl</text:span><text:span text:style-name="T9"> (encoded as RDF/Turtle).</text:span></text:p>
        </text:list-item>
        <text:list-item>
          <text:p text:style-name="P17">Once you have finished, destroy the run by doing a DELETE on <text:span text:style-name="T8">«</text:span><text:span text:style-name="T1">RUN_URI</text:span><text:span text:style-name="T8">»</text:span>. Once you have done that, none of the resources associated with the run (including both input and output files) will exist any more. If the run is still executing, this will also cause it to be stopped.</text:p>
        </text:list-item>
      </text:list>
      <text:p text:style-name="Normal_20_Paragraph">All operations described above have equivalents in the SOAP service interface.</text:p>
      <text:h text:style-name="Heading_20_2" text:outline-level="2">API of the REST Interface</text:h>
      <text:p text:style-name="P22"><draw:custom-shape text:anchor-type="as-char" svg:y="0cm" draw:z-index="1" draw:style-name="gr15" draw:text-style-name="P31" svg:width="12.066cm" svg:height="3.038cm"><text:p text:style-name="P18"><text:span text:style-name="T3">Warning:</text:span><text:span text:style-name="T2"> This document does not include a complete summary of the REST API of Taverna Server 2.5; some resources and some content types may be missing from this document. The WADL document for the server gives a definitive description of the resources and the XML for the documents consumed and produced by those resources; the JSON is mechanically related to the XML.</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_20_Paragraph">Note that schemas in this document are actually pseudo-schemas. For example, this shows how the various marks on attributes and elements indicate their cardinality and type:</text:p>
      <text:p text:style-name="Literal_20_text"><text:span text:style-name="XML_20_Element">&lt;element</text:span> <text:span text:style-name="XML_20_Attribute">requiredAttr</text:span>=<text:span text:style-name="XML_20_Attribute_20_Content">"xsd:someType"</text:span><text:span text:style-name="XML_20_Element">&gt;</text:span></text:p>
      <text:p text:style-name="Literal_20_text"><text:soft-page-break/><text:s text:c="4"/><text:span text:style-name="XML_20_Element">&lt;requiredChildElement /&gt;</text:span></text:p>
      <text:p text:style-name="Literal_20_text"><text:s text:c="4"/><text:span text:style-name="XML_20_Element">&lt;zeroOrMoreChildren /&gt;</text:span> <text:span text:style-name="XML_20_Pseudoschema">*</text:span></text:p>
      <text:p text:style-name="Literal_20_text"><text:s text:c="4"/><text:span text:style-name="XML_20_Element">&lt;optionalChild /&gt;</text:span> <text:span text:style-name="XML_20_Pseudoschema">?</text:span></text:p>
      <text:p text:style-name="Literal_20_text"><text:s text:c="4"/><text:span text:style-name="XML_20_Element">&lt;alternative1 /&gt;</text:span> <text:span text:style-name="XML_20_Pseudoschema">|</text:span> <text:span text:style-name="XML_20_Element">&lt;alternative2 /&gt;</text:span></text:p>
      <text:p text:style-name="Literal_20_text"/>
      <text:p text:style-name="Literal_20_text"><text:s text:c="4"/><text:span text:style-name="XML_20_Element">&lt;childWithSimpleStringContent&gt;</text:span></text:p>
      <text:p text:style-name="Literal_20_text"><text:s text:c="8"/>xsd:string</text:p>
      <text:p text:style-name="Literal_20_text"><text:s text:c="4"/><text:span text:style-name="XML_20_Element">&lt;/childWithSimpleStringContent&gt;</text:span></text:p>
      <text:p text:style-name="Literal_20_text"><text:s text:c="4"/><text:span text:style-name="XML_20_Element">&lt;childWithUndescribedContent</text:span> ... <text:span text:style-name="XML_20_Element">/&gt;</text:span></text:p>
      <text:p text:style-name="Literal_20_text"><text:span text:style-name="XML_20_Element">&lt;/element&gt;</text:span></text:p>
      <text:p text:style-name="Normal_20_Paragraph">To be exact, a suffix of “<text:span text:style-name="XML_20_Pseudoschema">*</text:span>” marks an element that can be repeated arbitrarily often, a suffix of “<text:span text:style-name="XML_20_Pseudoschema">?</text:span>” marks an element or attribute that can be either present or absent, and otherwise exactly one of the element is required (or, for attributes, the attribute must be present). We never use cardinalities other than these, and order is always respected. Where there is complex content, it will either be described inline or separately. Where there is a choice between two elements, they are separated by a “<text:span text:style-name="XML_20_Pseudoschema">|</text:span>” character.</text:p>
      <text:p text:style-name="Normal_20_Paragraph">Namespaces are always defined as follows; their definitions are omitted from the pseudoschemas:</text:p>
      <table:table table:name="Table1" table:style-name="Table1">
        <table:table-column table:style-name="Table1.A"/>
        <table:table-column table:style-name="Table1.B"/>
        <table:table-row table:style-name="Table1.1">
          <table:table-cell table:style-name="Table1.A1" office:value-type="string">
            <text:p text:style-name="P4">Prefix</text:p>
          </table:table-cell>
          <table:table-cell table:style-name="Table1.B1" office:value-type="string">
            <text:p text:style-name="P4">Namespace URI</text:p>
          </table:table-cell>
        </table:table-row>
        <table:table-row table:style-name="Table1.1">
          <table:table-cell table:style-name="Table1.A2" office:value-type="string">
            <text:p text:style-name="P3">t2flow</text:p>
          </table:table-cell>
          <table:table-cell table:style-name="Table1.B2" office:value-type="string">
            <text:p text:style-name="P2">http://taverna.sf.net/2008/xml/t2flow</text:p>
          </table:table-cell>
        </table:table-row>
        <table:table-row table:style-name="Table1.1">
          <table:table-cell table:style-name="Table1.A3" office:value-type="string">
            <text:p text:style-name="P3">t2s</text:p>
          </table:table-cell>
          <table:table-cell table:style-name="Table1.B3" office:value-type="string">
            <text:p text:style-name="P2">http://ns.taverna.org.uk/2010/xml/server/</text:p>
          </table:table-cell>
        </table:table-row>
        <table:table-row table:style-name="Table1.1">
          <table:table-cell table:style-name="Table1.A4" office:value-type="string">
            <text:p text:style-name="P3">t2sr</text:p>
          </table:table-cell>
          <table:table-cell table:style-name="Table1.B4" office:value-type="string">
            <text:p text:style-name="P2">http://ns.taverna.org.uk/2010/xml/server/rest/</text:p>
          </table:table-cell>
        </table:table-row>
        <table:table-row table:style-name="Table1.1">
          <table:table-cell table:style-name="Table1.A5" office:value-type="string">
            <text:p text:style-name="P3">port</text:p>
          </table:table-cell>
          <table:table-cell table:style-name="Table1.B5" office:value-type="string">
            <text:p text:style-name="P2">http://ns.taverna.org.uk/2010/port/</text:p>
          </table:table-cell>
        </table:table-row>
        <table:table-row table:style-name="Table1.1">
          <table:table-cell table:style-name="Table1.A6" office:value-type="string">
            <text:p text:style-name="P3">xlink</text:p>
          </table:table-cell>
          <table:table-cell table:style-name="Table1.B6" office:value-type="string">
            <text:p text:style-name="P2">http://www.w3.org/1999/xlink</text:p>
          </table:table-cell>
        </table:table-row>
        <table:table-row table:style-name="Table1.1">
          <table:table-cell table:style-name="Table1.A7" office:value-type="string">
            <text:p text:style-name="P3">xsd</text:p>
          </table:table-cell>
          <table:table-cell table:style-name="Table1.B7" office:value-type="string">
            <text:p text:style-name="P2">http://www.w3.org/2001/XMLSchema</text:p>
          </table:table-cell>
        </table:table-row>
      </table:table>
      <text:h text:style-name="Heading_20_3" text:outline-level="3">Main Server Resource</text:h>
      <text:h text:style-name="Heading_20_4" text:outline-level="4">Resource: /</text:h>
      <text:p text:style-name="P14">Method: GET<text:line-break/>Consumes: N/A<text:line-break/>Produces: application/xml, application/json<text:line-break/>Response codes: 200 OK<text:line-break/>Notes: not secured</text:p>
      <text:p text:style-name="P22">Retrieves a description of the server as either XML or JSON (determined by content negotiation) that indicates other locations to find sub-resources.</text:p>
      <text:p text:style-name="P9"><text:span text:style-name="XML_20_Element">&lt;t2sr:serverDescription</text:span><text:line-break/> <text:s text:c="7"/><text:span text:style-name="XML_20_Attribute">t2s:serverVersion</text:span>=<text:span text:style-name="XML_20_Attribute_20_Content">"xsd:string"</text:span><text:line-break/> <text:s text:c="7"/><text:span text:style-name="XML_20_Attribute">t2s:serverRevision</text:span>=<text:span text:style-name="XML_20_Attribute_20_Content">"xsd:string"</text:span><text:line-break/> <text:s text:c="7"/><text:span text:style-name="XML_20_Attribute">t2s:serverBuildTimestamp</text:span>=<text:span text:style-name="XML_20_Attribute_20_Content">"xsd:string"</text:span> <text:span text:style-name="XML_20_Element">&gt;</text:span></text:p>
      <text:p text:style-name="P9"><text:span text:style-name="XML_20_Element"><text:s text:c="4"/>&lt;t2sr:runs</text:span> <text:span text:style-name="XML_20_Attribute">xlink:href</text:span>=<text:span text:style-name="XML_20_Attribute_20_Content">"xsd:anyURI"</text:span> <text:span text:style-name="XML_20_Element">/&gt;</text:span></text:p>
      <text:p text:style-name="P9"><text:span text:style-name="XML_20_Element"><text:s text:c="4"/>&lt;t2sr:policy</text:span> <text:span text:style-name="XML_20_Attribute">xlink:href</text:span>=<text:span text:style-name="XML_20_Attribute_20_Content">"xsd:anyURI"</text:span> <text:span text:style-name="XML_20_Element">/&gt;</text:span></text:p>
      <text:p text:style-name="P9"><text:span text:style-name="XML_20_Element"><text:s text:c="4"/>&lt;t2sr:feed</text:span> <text:span text:style-name="XML_20_Attribute">xlink:href</text:span>=<text:span text:style-name="XML_20_Attribute_20_Content">"xsd:anyURI"</text:span> <text:span text:style-name="XML_20_Element">/&gt;</text:span></text:p>
      <text:p text:style-name="P9"><text:span text:style-name="XML_20_Element">&lt;/t2sr:serverDescription&gt;</text:span></text:p>
      <text:p text:style-name="P22">The <text:span text:style-name="T8">feed</text:span> element is a pointer to the location of the Atom feed for events issued to the user about things like the termination of their workflows.</text:p>
      <text:h text:style-name="Heading_20_4" text:outline-level="4"><text:soft-page-break/>Resource: /runs</text:h>
      <text:p text:style-name="P14">Method: GET<text:line-break/>Consumes: N/A<text:line-break/>Produces: application/xml, application/json<text:line-break/>Response codes: 200 OK</text:p>
      <text:p text:style-name="P22">Retrieve a list of all runs that the current user can see, as XML or JSON. Note that the user will not be told about runs that they are not permitted to see (i.e., that they didn’t create and haven’t been given permission to see). Deleted runs will also not be present.</text:p>
      <text:p text:style-name="P9"><text:span text:style-name="XML_20_Element">&lt;t2sr:runList&gt;</text:span></text:p>
      <text:p text:style-name="P9"><text:span text:style-name="XML_20_Element"><text:s text:c="4"/>&lt;t2sr:run</text:span> <text:span text:style-name="XML_20_Attribute">xlink:href</text:span>=<text:span text:style-name="XML_20_Attribute_20_Content">"xsd:anyURI"</text:span> <text:span text:style-name="XML_20_Element">/&gt;</text:span> <text:span text:style-name="XML_20_Pseudoschema">*</text:span></text:p>
      <text:p text:style-name="P9"><text:span text:style-name="XML_20_Element">&lt;/t2sr:runList&gt;</text:span></text:p>
      <text:p text:style-name="P14">Method: POST<text:line-break/>Consumes: application/vnd.taverna.t2flow+xml, application/xml<text:line-break/>Produces: text/plain<text:line-break/>Response codes: 201 Created</text:p>
      <text:p text:style-name="P22"><text:span text:style-name="T9">Accepts (or not) a request to create a new run executing the given workflow. </text:span><text:span text:style-name="T11">The content should normally be a t2flow workflow document with the t2flow content type</text:span><text:span text:style-name="T9">, but when the content type is plain XML, the workflow must be wrapped (in an XML infoset sense) inside an </text:span><text:span text:style-name="T12">{http://ns.taverna.org.uk/2010/xml/server/}workflow</text:span><text:span text:style-name="T9"> element.</text:span></text:p>
      <text:p text:style-name="P9"><text:span text:style-name="XML_20_Element">&lt;t2s:workflow&gt;</text:span></text:p>
      <text:p text:style-name="P9"><text:span text:style-name="XML_20_Element"><text:s text:c="4"/>&lt;t2flow:workflow</text:span> ... <text:span text:style-name="XML_20_Element">/&gt;</text:span></text:p>
      <text:p text:style-name="P9"><text:span text:style-name="XML_20_Element">&lt;/t2s:workflow&gt;</text:span></text:p>
      <text:p text:style-name="P22">The result will be a redirect (via <text:span text:style-name="T8">Location:</text:span> HTML header) to the resource created for this particular run; the body of the response will be empty, or a string describing exactly why the run creation is taking some time. Total failure will be reported by an HTTP error. The run will be in the <text:span text:style-name="T8">Initialized</text:span> state, with a default lifetime.</text:p>
      <text:h text:style-name="Heading_20_4" text:outline-level="4">Resource: /policy</text:h>
      <text:p text:style-name="P14">Method: GET<text:line-break/>Consumes: N/A<text:line-break/>Produces: application/xml, application/json<text:line-break/>Response codes: 200 OK<text:line-break/>Notes: not secured</text:p>
      <text:p text:style-name="P22"><text:span text:style-name="T9">Describe the (public) parts of the policies of this server, as XML or JSON.</text:span></text:p>
      <text:p text:style-name="P9"><text:span text:style-name="XML_20_Element">&lt;t2sr:policyDescription</text:span><text:line-break/> <text:s text:c="7"/><text:span text:style-name="XML_20_Attribute">t2s:serverVersion</text:span>=<text:span text:style-name="XML_20_Attribute_20_Content">"xsd:string"</text:span><text:line-break/> <text:s text:c="7"/><text:span text:style-name="XML_20_Attribute">t2s:serverRevision</text:span>=<text:span text:style-name="XML_20_Attribute_20_Content">"xsd:string"</text:span><text:line-break/> <text:s text:c="7"/><text:span text:style-name="XML_20_Attribute">t2s:serverBuildTimestamp</text:span>=<text:span text:style-name="XML_20_Attribute_20_Content">"xsd:string"</text:span> <text:span text:style-name="XML_20_Element">&gt;</text:span></text:p>
      <text:p text:style-name="P9"><text:span text:style-name="XML_20_Element"><text:s text:c="4"/>&lt;t2sr:runLimit</text:span> <text:span text:style-name="XML_20_Attribute">xlink:href</text:span>=<text:span text:style-name="XML_20_Attribute_20_Content">"xsd:anyURI"</text:span> <text:span text:style-name="XML_20_Element">/&gt;</text:span></text:p>
      <text:p text:style-name="P9"><text:span text:style-name="XML_20_Element"><text:s text:c="4"/>&lt;t2sr:permittedWorkflows</text:span> <text:span text:style-name="XML_20_Attribute">xlink:href</text:span>=<text:span text:style-name="XML_20_Attribute_20_Content">"xsd:anyURI"</text:span> <text:span text:style-name="XML_20_Element">/&gt;</text:span></text:p>
      <text:p text:style-name="P9"><text:span text:style-name="XML_20_Element"><text:s text:c="4"/>&lt;t2sr:permittedListeners</text:span> <text:span text:style-name="XML_20_Attribute">xlink:href</text:span>=<text:span text:style-name="XML_20_Attribute_20_Content">"xsd:anyURI"</text:span> <text:span text:style-name="XML_20_Element">/&gt;</text:span></text:p>
      <text:p text:style-name="P9"><text:span text:style-name="XML_20_Element"><text:s text:c="4"/>&lt;t2sr:enabledNotificationFabrics</text:span> <text:span text:style-name="XML_20_Attribute">xlink:href</text:span>=<text:span text:style-name="XML_20_Attribute_20_Content">"xsd:anyURI"</text:span> <text:span text:style-name="XML_20_Element">/&gt;</text:span></text:p>
      <text:p text:style-name="P9"><text:soft-page-break/><text:span text:style-name="XML_20_Element"><text:s text:c="4"/>&lt;t2sr:capabilities</text:span> <text:span text:style-name="XML_20_Attribute">xlink:href</text:span>=<text:span text:style-name="XML_20_Attribute_20_Content">"xsd:anyURI" </text:span><text:span text:style-name="XML_20_Element">/&gt;</text:span></text:p>
      <text:p text:style-name="P9"><text:span text:style-name="XML_20_Element">&lt;/t2sr:policyDescription&gt;</text:span></text:p>
      <text:h text:style-name="Heading_20_4" text:outline-level="4">Resource: /policy/capabilities</text:h>
      <text:p text:style-name="P14">Method: GET<text:line-break/>Consumes: N/A<text:line-break/>Produces: application/xml, application/json<text:line-break/>Response codes: 200 OK<text:line-break/>Notes: not secured</text:p>
      <text:p text:style-name="P22">Gets the list of supported capabilities of the execution engine. This list is a collection of URIs that describe the abstract capabilities, together with a version associated with each of them.</text:p>
      <text:h text:style-name="Heading_20_4" text:outline-level="4">Resource: /policy/enabledNotificationFabrics</text:h>
      <text:p text:style-name="P14">Method: GET<text:line-break/>Consumes: N/A<text:line-break/>Produces: application/xml, application/json<text:line-break/>Response codes: 200 OK<text:line-break/>Notes: not secured</text:p>
      <text:p text:style-name="P22"><text:span text:style-name="T9">Gets the list of supported, enabled notification fabrics. Each corresponds (approximately) to a protocol, e.g., email.</text:span></text:p>
      <text:h text:style-name="Heading_20_4" text:outline-level="4">Resource: /policy/permittedListenerTypes</text:h>
      <text:p text:style-name="P14">Method: GET<text:line-break/>Consumes: N/A<text:line-break/>Produces: application/xml, application/json<text:line-break/>Response codes: 200 OK<text:line-break/>Notes: not secured</text:p>
      <text:p text:style-name="P22"><text:span text:style-name="T9">Gets the list of permitted event listener types.</text:span></text:p>
      <text:h text:style-name="Heading_20_4" text:outline-level="4">Resource: /policy/permittedWorkflows</text:h>
      <text:p text:style-name="P14">Method: GET<text:line-break/>Consumes: N/A<text:line-break/>Produces: application/xml, application/json<text:line-break/>Response codes: 200 OK<text:line-break/>Notes: not secured</text:p>
      <text:p text:style-name="P22"><text:span text:style-name="T9">Gets the list of permitted workflows. An empty list indicates that </text:span><text:span text:style-name="T10">all</text:span><text:span text:style-name="T9"> workflows are permitted.</text:span></text:p>
      <text:h text:style-name="Heading_20_4" text:outline-level="4">Resource: /policy/runLimit</text:h>
      <text:p text:style-name="P14">Method: GET<text:line-break/>Consumes: N/A<text:line-break/>Produces: text/plain (xsd:int)<text:line-break/>Response codes: 200 OK<text:line-break/>Notes: not secured</text:p>
      <text:p text:style-name="P22"><text:soft-page-break/><text:span text:style-name="T9">Gets the maximum number of simultaneous runs that the user may create. Note that this is an upper bound; other resource contention may cause the actual number to be lower.</text:span></text:p>
      <text:h text:style-name="Heading_20_3" text:outline-level="3">Per-Workflow Run Resource</text:h>
      <text:p text:style-name="Normal_20_Paragraph">Note that all of these resources require that the user be authenticated and permitted to (at least) see the run.</text:p>
      <text:h text:style-name="Heading_20_4" text:outline-level="4">Resource: /runs/{id}</text:h>
      <text:p text:style-name="P14">Method: GET<text:line-break/>Consumes: N/A<text:line-break/>Produces: application/xml, application/json<text:line-break/>Response codes: 200 OK</text:p>
      <text:p text:style-name="P22">Describes the sub-resources associated with this workflow run, as XML or JSON.</text:p>
      <text:p text:style-name="P9"><text:span text:style-name="XML_20_Element">&lt;t2sr:runDescription</text:span> <text:span text:style-name="XML_20_Attribute">t2sr:owner</text:span>=<text:span text:style-name="XML_20_Attribute_20_Content">"xsd:string"</text:span><text:line-break/> <text:s text:c="7"/><text:span text:style-name="XML_20_Attribute">t2s:serverVersion</text:span>=<text:span text:style-name="XML_20_Attribute_20_Content">"xsd:string"</text:span><text:line-break/> <text:s text:c="7"/><text:span text:style-name="XML_20_Attribute">t2s:serverRevision</text:span>=<text:span text:style-name="XML_20_Attribute_20_Content">"xsd:string"</text:span><text:line-break/> <text:s text:c="7"/><text:span text:style-name="XML_20_Attribute">t2s:serverBuildTimestamp</text:span>=<text:span text:style-name="XML_20_Attribute_20_Content">"xsd:string"</text:span> <text:span text:style-name="XML_20_Element">&gt;</text:span></text:p>
      <text:p text:style-name="P9"><text:span text:style-name="XML_20_Element"><text:s text:c="4"/>&lt;t2sr:expiry</text:span> <text:span text:style-name="XML_20_Attribute">xlink:href</text:span>=<text:span text:style-name="XML_20_Attribute_20_Content">"xsd:anyURI"</text:span><text:span text:style-name="XML_20_Element">&gt;</text:span><text:line-break/> <text:s text:c="7"/>xsd:string</text:p>
      <text:p text:style-name="P9"><text:s text:c="4"/><text:span text:style-name="XML_20_Element">&lt;/t2sr:expiry&gt;<text:line-break/> <text:s text:c="3"/>&lt;t2sr:creationWorkflow</text:span> <text:span text:style-name="XML_20_Attribute">xlink:href</text:span>=<text:span text:style-name="XML_20_Attribute_20_Content">"xsd:anyURI"</text:span> <text:span text:style-name="XML_20_Element">/&gt;</text:span></text:p>
      <text:p text:style-name="P9"><text:span text:style-name="XML_20_Element"><text:s text:c="4"/>&lt;t2sr:createTime</text:span> <text:span text:style-name="XML_20_Attribute">xlink:href</text:span>=<text:span text:style-name="XML_20_Attribute_20_Content">"xsd:anyURI"</text:span> <text:span text:style-name="XML_20_Element">/&gt;</text:span></text:p>
      <text:p text:style-name="P9"><text:span text:style-name="XML_20_Element"><text:s text:c="4"/>&lt;t2sr:startTime</text:span> <text:span text:style-name="XML_20_Attribute">xlink:href</text:span>=<text:span text:style-name="XML_20_Attribute_20_Content">"xsd:anyURI"</text:span> <text:span text:style-name="XML_20_Element">/&gt;</text:span></text:p>
      <text:p text:style-name="P9"><text:span text:style-name="XML_20_Element"><text:s text:c="4"/>&lt;t2sr:finishTime</text:span> <text:span text:style-name="XML_20_Attribute">xlink:href</text:span>=<text:span text:style-name="XML_20_Attribute_20_Content">"xsd:anyURI"</text:span> <text:span text:style-name="XML_20_Element">/&gt;</text:span></text:p>
      <text:p text:style-name="P9"><text:span text:style-name="XML_20_Element"><text:s text:c="4"/>&lt;t2sr:status</text:span> <text:span text:style-name="XML_20_Attribute">xlink:href</text:span>=<text:span text:style-name="XML_20_Attribute_20_Content">"xsd:anyURI"</text:span> <text:span text:style-name="XML_20_Element">/&gt;</text:span></text:p>
      <text:p text:style-name="P9"><text:span text:style-name="XML_20_Element"><text:s text:c="4"/>&lt;t2sr:workingDirectory</text:span> <text:span text:style-name="XML_20_Attribute">xlink:href</text:span>=<text:span text:style-name="XML_20_Attribute_20_Content">"xsd:anyURI"</text:span> <text:span text:style-name="XML_20_Element">/&gt;</text:span></text:p>
      <text:p text:style-name="P9"><text:span text:style-name="XML_20_Element"><text:s text:c="4"/>&lt;t2sr:inputs</text:span> <text:span text:style-name="XML_20_Attribute">xlink:href</text:span>=<text:span text:style-name="XML_20_Attribute_20_Content">"xsd:anyURI"</text:span> <text:span text:style-name="XML_20_Element">/&gt;</text:span></text:p>
      <text:p text:style-name="P9"><text:span text:style-name="XML_20_Element"><text:s text:c="4"/>&lt;t2sr:output</text:span> <text:span text:style-name="XML_20_Attribute">xlink:href</text:span>=<text:span text:style-name="XML_20_Attribute_20_Content">"xsd:anyURI"</text:span> <text:span text:style-name="XML_20_Element">/&gt;</text:span></text:p>
      <text:p text:style-name="P9"><text:span text:style-name="XML_20_Element"><text:s text:c="4"/>&lt;t2sr:securityContext</text:span> <text:span text:style-name="XML_20_Attribute">xlink:href</text:span>=<text:span text:style-name="XML_20_Attribute_20_Content">"xsd:anyURI"</text:span> <text:span text:style-name="XML_20_Element">/&gt;</text:span></text:p>
      <text:p text:style-name="P9"><text:span text:style-name="XML_20_Element"><text:s text:c="4"/>&lt;t2sr:listeners</text:span> <text:span text:style-name="XML_20_Attribute">xlink:href</text:span>=<text:span text:style-name="XML_20_Attribute_20_Content">"xsd:anyURI"</text:span><text:span text:style-name="XML_20_Element">&gt;</text:span></text:p>
      <text:p text:style-name="P9"><text:span text:style-name="XML_20_Element"><text:s text:c="8"/>&lt;t2sr:listener</text:span> <text:span text:style-name="XML_20_Attribute">xlink:href</text:span>=<text:span text:style-name="XML_20_Attribute_20_Content">"xsd:anyURI"</text:span> <text:span text:style-name="XML_20_Element">/&gt;</text:span> <text:span text:style-name="XML_20_Pseudoschema">*</text:span><text:line-break/><text:span text:style-name="XML_20_Element"> <text:s text:c="3"/>&lt;/t2sr:listeners&gt;</text:span></text:p>
      <text:p text:style-name="P9"><text:span text:style-name="XML_20_Element"><text:s text:c="4"/>&lt;t2sr:interaction</text:span> <text:span text:style-name="XML_20_Attribute">xlink:href</text:span>=<text:span text:style-name="XML_20_Attribute_20_Content">"xsd:anyURI"</text:span> <text:span text:style-name="XML_20_Element">/&gt;</text:span></text:p>
      <text:p text:style-name="P9"><text:span text:style-name="XML_20_Element"><text:s text:c="4"/>&lt;t2sr:name</text:span> <text:span text:style-name="XML_20_Attribute">xlink:href</text:span>=<text:span text:style-name="XML_20_Attribute_20_Content">"xsd:anyURI"</text:span> <text:span text:style-name="XML_20_Element">/&gt;</text:span></text:p>
      <text:p text:style-name="P9"><text:span text:style-name="XML_20_Element"><text:s text:c="4"/>&lt;t2sr:stdout</text:span> <text:span text:style-name="XML_20_Attribute">xlink:href</text:span>=<text:span text:style-name="XML_20_Attribute_20_Content">"xsd:anyURI"</text:span> <text:span text:style-name="XML_20_Element">/&gt;</text:span></text:p>
      <text:p text:style-name="P9"><text:span text:style-name="XML_20_Element"><text:s text:c="4"/>&lt;t2sr:stderr</text:span> <text:span text:style-name="XML_20_Attribute">xlink:href</text:span>=<text:span text:style-name="XML_20_Attribute_20_Content">"xsd:anyURI"</text:span> <text:span text:style-name="XML_20_Element">/&gt;</text:span></text:p>
      <text:p text:style-name="P9"><text:span text:style-name="XML_20_Element"><text:s text:c="4"/>&lt;t2sr:usage</text:span> <text:span text:style-name="XML_20_Attribute">xlink:href</text:span>=<text:span text:style-name="XML_20_Attribute_20_Content">"xsd:anyURI"</text:span> <text:span text:style-name="XML_20_Element">/&gt;</text:span></text:p>
      <text:p text:style-name="P9"><text:span text:style-name="XML_20_Element"><text:s text:c="4"/>&lt;t2sr:log</text:span> <text:span text:style-name="XML_20_Attribute">xlink:href</text:span>=<text:span text:style-name="XML_20_Attribute_20_Content">"xsd:anyURI"</text:span> <text:span text:style-name="XML_20_Element">/&gt;</text:span></text:p>
      <text:p text:style-name="P9"><text:span text:style-name="XML_20_Element"><text:s text:c="4"/>&lt;t2sr:run-bundle</text:span> <text:span text:style-name="XML_20_Attribute">xlink:href</text:span>=<text:span text:style-name="XML_20_Attribute_20_Content">"xsd:anyURI"</text:span> <text:span text:style-name="XML_20_Element">/&gt;</text:span></text:p>
      <text:p text:style-name="P9"><text:span text:style-name="XML_20_Element"><text:s text:c="4"/>&lt;t2sr:generate-provenance</text:span> <text:span text:style-name="XML_20_Attribute">xlink:href</text:span>=<text:span text:style-name="XML_20_Attribute_20_Content">"xsd:anyURI"</text:span> <text:span text:style-name="XML_20_Element">/&gt;</text:span></text:p>
      <text:p text:style-name="P9"><text:span text:style-name="XML_20_Element">&lt;/t2sr:runDescription&gt;</text:span></text:p>
      <text:p text:style-name="P14">Method: DELETE<text:line-break/>Consumes: N/A<text:line-break/>Produces: N/A<text:line-break/>Response codes: 204 No Content<text:line-break/>Notes: requires Destroy permission</text:p>
      <text:p text:style-name="P23"><text:span text:style-name="T9">Deletes a workflow run, cleaning up all resources associated with that run.</text:span></text:p>
      <text:h text:style-name="Heading_20_4" text:outline-level="4"><text:soft-page-break/>Resource: /runs/{id}/expiry</text:h>
      <text:p text:style-name="P14">Method: GET<text:line-break/>Consumes: N/A<text:line-break/>Produces: text/plain (xsd:dateTime)<text:line-break/>Response codes: 200 OK</text:p>
      <text:p text:style-name="P22">Gives the time when the workflow run becomes eligible for automatic deletion.</text:p>
      <text:p text:style-name="P14">Method: PUT<text:line-break/>Consumes: text/plain (xsd:dateTime)<text:line-break/>Produces: text/plain (xsd:dateTime)<text:line-break/>Response codes: 200 OK<text:line-break/>Notes: requires Destroy permission</text:p>
      <text:p text:style-name="P22">Sets the time when the workflow run becomes eligible for automatic deletion. Note that the deletion does not necessarily happen at exactly that time; that depends on the internal mechanisms of the server.</text:p>
      <text:h text:style-name="Heading_20_4" text:outline-level="4">Resource: /runs/{id}/createTime</text:h>
      <text:p text:style-name="P14">Method: GET<text:line-break/>Consumes: N/A<text:line-break/>Produces: text/plain (xsd:dateTime)<text:line-break/>Response codes: 200 OK</text:p>
      <text:p text:style-name="P22">Gives the time when the workflow run was first submitted to the server.</text:p>
      <text:h text:style-name="Heading_20_4" text:outline-level="4">Resource: /runs/{id}/finishTime</text:h>
      <text:p text:style-name="P14">Method: GET<text:line-break/>Consumes: N/A<text:line-break/>Produces: text/plain (xsd:dateTime <text:span text:style-name="T8">or</text:span> empty)<text:line-break/>Response codes: 200 OK</text:p>
      <text:p text:style-name="P22">Gives the time when the workflow run was detected as having finished executing, or the empty string if the workflow run has not yet finished.</text:p>
      <text:h text:style-name="Heading_20_4" text:outline-level="4">Resource: /runs/{id}/startTime</text:h>
      <text:p text:style-name="P14">Method: GET<text:line-break/>Consumes: N/A<text:line-break/>Produces: text/plain (xsd:dateTime <text:span text:style-name="T8">or</text:span> empty)<text:line-break/>Response codes: 200 OK</text:p>
      <text:p text:style-name="P22">Gives the time when the workflow run was started, or the empty string if the workflow run has not yet been started.</text:p>
      <text:h text:style-name="Heading_20_4" text:outline-level="4">Resource: /runs/{id}/status</text:h>
      <text:p text:style-name="P14">Method: GET<text:line-break/>Consumes: N/A<text:line-break/>Produces: text/plain (“<text:span text:style-name="T8">Initialized</text:span>” or “<text:span text:style-name="T8">Operating</text:span>” or “<text:span text:style-name="T8">Stopped</text:span>” or “<text:span text:style-name="T8">Finished</text:span>”)<text:line-break/>Response codes: 200 OK</text:p>
      <text:p text:style-name="P22"><text:soft-page-break/><text:span text:style-name="T9">Gives the current status of the workflow run. Note that the “</text:span><text:span text:style-name="T10">Stopped</text:span><text:span text:style-name="T9">” state is not currently used.</text:span></text:p>
      <text:p text:style-name="P14">Method: PUT<text:line-break/>Consumes: text/plain (“<text:span text:style-name="T8">Initialized</text:span>” or “<text:span text:style-name="T8">Operating</text:span>” or “<text:span text:style-name="T8">Stopped</text:span>” or “<text:span text:style-name="T8">Finished</text:span>”)<text:line-break/>Produces: text/plain (“<text:span text:style-name="T8">Initialized</text:span>” or “<text:span text:style-name="T8">Operating</text:span>” or “<text:span text:style-name="T8">Stopped</text:span>” or “<text:span text:style-name="T8">Finished</text:span>”)<text:line-break/>Response codes: 200 OK</text:p>
      <text:p text:style-name="P22"><text:span text:style-name="T9">Attempts to update the status of the workflow run. This is the only mechanism for setting a workflow run operating, and an operating run can be cancelled by forcing it into the finished state.</text:span></text:p>
      <text:h text:style-name="Heading_20_4" text:outline-level="4">Resource: /runs/{id}/workflow</text:h>
      <text:p text:style-name="P15">Method: GET<text:line-break/>Consumes: N/A<text:line-break/>Produces: application/vnd.taverna.t2flow+xml, application/xml,<text:line-break/><text:tab/>application/json<text:line-break/>Response codes: 200 OK</text:p>
      <text:p text:style-name="P22">Gives the workflow document used to create the workflow run, as raw t2flow, wrapped XML or wrapped JSON. (Note that the last is not supported for re-upload.)</text:p>
      <text:h text:style-name="Heading_20_4" text:outline-level="4">Resource: /runs/{id}/input</text:h>
      <text:p text:style-name="P14">Method: GET<text:line-break/>Consumes: N/A<text:line-break/>Produces: application/xml, application/json<text:line-break/>Response codes: 200 OK</text:p>
      <text:p text:style-name="P22"><text:span text:style-name="T9">Describe the sub-URIs relating to workflow inputs.</text:span></text:p>
      <text:p text:style-name="P9"><text:span text:style-name="XML_20_Element">&lt;t2sr:runInputs</text:span><text:line-break/> <text:s text:c="7"/><text:span text:style-name="XML_20_Attribute">t2s:serverVersion</text:span>=<text:span text:style-name="XML_20_Attribute_20_Content">"xsd:string"</text:span><text:line-break/> <text:s text:c="7"/><text:span text:style-name="XML_20_Attribute">t2s:serverRevision</text:span>=<text:span text:style-name="XML_20_Attribute_20_Content">"xsd:string"</text:span><text:line-break/> <text:s text:c="7"/><text:span text:style-name="XML_20_Attribute">t2s:serverBuildTimestamp</text:span>=<text:span text:style-name="XML_20_Attribute_20_Content">"xsd:string"</text:span> <text:span text:style-name="XML_20_Element">&gt;</text:span></text:p>
      <text:p text:style-name="P9"><text:span text:style-name="XML_20_Element"><text:s text:c="4"/>&lt;t2sr:expected</text:span> <text:span text:style-name="XML_20_Attribute">xlink:href</text:span>=<text:span text:style-name="XML_20_Attribute_20_Content">"xsd:anyURI"</text:span> <text:span text:style-name="XML_20_Element">/&gt;</text:span></text:p>
      <text:p text:style-name="P9"><text:span text:style-name="XML_20_Element"><text:s text:c="4"/>&lt;t2sr:baclava</text:span> <text:span text:style-name="XML_20_Attribute">xlink:href</text:span>=<text:span text:style-name="XML_20_Attribute_20_Content">"xsd:anyURI"</text:span> <text:span text:style-name="XML_20_Element">/&gt;</text:span></text:p>
      <text:p text:style-name="P9"><text:span text:style-name="XML_20_Element"><text:s text:c="4"/>&lt;t2sr:input</text:span> <text:span text:style-name="XML_20_Attribute">xlink:href</text:span>=<text:span text:style-name="XML_20_Attribute_20_Content">"xsd:anyURI"</text:span> <text:span text:style-name="XML_20_Element">/&gt;</text:span> <text:span text:style-name="XML_20_Pseudoschema">*</text:span></text:p>
      <text:p text:style-name="P9"><text:span text:style-name="XML_20_Element">&lt;/t2sr:runInputs&gt;</text:span></text:p>
      <text:h text:style-name="Heading_20_4" text:outline-level="4">Resource: /runs/{id}/input/baclava</text:h>
      <text:p text:style-name="P14">Method: GET<text:line-break/>Consumes: N/A<text:line-break/>Produces: text/plain<text:line-break/>Response codes: 200 OK</text:p>
      <text:p text:style-name="P22"><text:span text:style-name="T9">Gives the Baclava file describing the inputs, or empty if individual files are used. The name is relative to the main working directory. Use of a Baclava input file will inhibit the generation of a run bundle.</text:span></text:p>
      <text:p text:style-name="P14">Method: PUT<text:line-break/>Consumes: text/plain<text:line-break/><text:soft-page-break/>Produces: text/plain<text:line-break/>Response codes: 200 OK</text:p>
      <text:p text:style-name="P22"><text:span text:style-name="T9">Sets the Baclava file describing the inputs. The name is relative to the main working directory, and must not be empty. Use of a Baclava input file will inhibit the generation of a run bundle.</text:span></text:p>
      <text:h text:style-name="Heading_20_4" text:outline-level="4">Resource: /runs/{id}/input/expected</text:h>
      <text:p text:style-name="P14">Method: GET<text:line-break/>Consumes: N/A<text:line-break/>Produces: application/xml, application/json<text:line-break/>Response codes: 200 OK</text:p>
      <text:p text:style-name="P22"><text:span text:style-name="T9">Describe the </text:span><text:span text:style-name="T10">expected</text:span><text:span text:style-name="T9"> inputs of this workflow run. They must be supplied by either per-input specifications or by the baclava file.</text:span></text:p>
      <text:p text:style-name="P9"><text:span text:style-name="XML_20_Element">&lt;port:inputDescription</text:span><text:line-break/> <text:s text:c="7"/><text:span text:style-name="XML_20_Attribute">port:workflowId</text:span>=<text:span text:style-name="XML_20_Attribute_20_Content">"xsd:string"</text:span><text:line-break/> <text:s text:c="7"/><text:span text:style-name="XML_20_Attribute">port:workflowRun</text:span>=<text:span text:style-name="XML_20_Attribute_20_Content">"xsd:anyURI"</text:span><text:line-break/> <text:s text:c="7"/><text:span text:style-name="XML_20_Attribute">port:workflowRunId</text:span>=<text:span text:style-name="XML_20_Attribute_20_Content">"xsd:string"</text:span><text:span text:style-name="XML_20_Element">&gt;</text:span></text:p>
      <text:p text:style-name="P9"><text:span text:style-name="XML_20_Element"><text:s text:c="4"/>&lt;port:input</text:span> <text:span text:style-name="XML_20_Attribute">port:name</text:span>=<text:span text:style-name="XML_20_Attribute_20_Content">"xsd:string"</text:span> <text:span text:style-name="XML_20_Attribute">port:depth</text:span>=<text:span text:style-name="XML_20_Attribute_20_Content">"xsd:int"</text:span><text:span text:style-name="XML_20_Pseudoschema">?</text:span></text:p>
      <text:p text:style-name="P9"><text:s text:c="12"/><text:span text:style-name="XML_20_Attribute">xlink:href</text:span>=<text:span text:style-name="XML_20_Attribute_20_Content">"xsd:anyURI"</text:span><text:span text:style-name="XML_20_Pseudoschema">?</text:span> <text:span text:style-name="XML_20_Element">/&gt;</text:span> <text:span text:style-name="XML_20_Pseudoschema">*</text:span></text:p>
      <text:p text:style-name="P9"><text:span text:style-name="XML_20_Element">&lt;/port:inputDescription&gt;</text:span></text:p>
      <text:h text:style-name="Heading_20_4" text:outline-level="4">Resource: /runs/{id}/input/input/{name}</text:h>
      <text:p text:style-name="P14">Method: GET<text:line-break/>Consumes: N/A<text:line-break/>Produces: application/xml, application/json<text:line-break/>Response codes: 200 OK</text:p>
      <text:p text:style-name="P22"><text:span text:style-name="T9">Gives a description of what is used to supply a particular input, which will be either a literal value or the name of a file in the working directory or a reference to a file maintained by another workflow run on the same server (which will be copied efficiently if the user has permission).</text:span></text:p>
      <text:p text:style-name="P9"><text:span text:style-name="XML_20_Element">&lt;t2sr:runInput</text:span> <text:span text:style-name="XML_20_Attribute">t2sr:name</text:span>=<text:span text:style-name="XML_20_Attribute_20_Content">"xsd:string"</text:span><text:line-break/> <text:s text:c="7"/><text:span text:style-name="XML_20_Attribute">t2s:serverVersion</text:span>=<text:span text:style-name="XML_20_Attribute_20_Content">"xsd:string"</text:span><text:line-break/> <text:s text:c="7"/><text:span text:style-name="XML_20_Attribute">t2s:serverRevision</text:span>=<text:span text:style-name="XML_20_Attribute_20_Content">"xsd:string"</text:span><text:line-break/> <text:s text:c="7"/><text:span text:style-name="XML_20_Attribute">t2s:serverBuildTimestamp</text:span>=<text:span text:style-name="XML_20_Attribute_20_Content">"xsd:string"</text:span> <text:span text:style-name="XML_20_Element">&gt;</text:span></text:p>
      <text:p text:style-name="P9"><text:span text:style-name="XML_20_Element"><text:s text:c="4"/>&lt;t2sr:file&gt;</text:span> xsd:string <text:span text:style-name="XML_20_Element">&lt;/t2sr:file&gt;</text:span></text:p>
      <text:p text:style-name="P9"><text:s text:c="2"/><text:span text:style-name="XML_20_Pseudoschema">|</text:span></text:p>
      <text:p text:style-name="P9"><text:s text:c="4"/><text:span text:style-name="XML_20_Element">&lt;t2sr:reference&gt;</text:span> xsd:anyURI <text:span text:style-name="XML_20_Element">&lt;/t2sr:reference&gt;</text:span></text:p>
      <text:p text:style-name="P9"><text:s text:c="2"/><text:span text:style-name="XML_20_Pseudoschema">|</text:span></text:p>
      <text:p text:style-name="P9"><text:s text:c="4"/><text:span text:style-name="XML_20_Element">&lt;t2sr:value&gt;</text:span> xsd:string <text:span text:style-name="XML_20_Element">&lt;/t2sr:value&gt;</text:span></text:p>
      <text:p text:style-name="P9"><text:span text:style-name="XML_20_Element">&lt;/t2sr:runInput&gt;</text:span></text:p>
      <text:p text:style-name="P14">Method: PUT<text:line-break/>Consumes: application/xml, application/json<text:line-break/>Produces: application/xml, application/json<text:line-break/>Response codes: 200 OK</text:p>
      <text:p text:style-name="P22"><text:soft-page-break/><text:span text:style-name="T9">Sets the source for a particular input port (and cancels any use of baclava to supply that port). The document format for both the consumption and production side of this operation is as above.</text:span></text:p>
      <text:h text:style-name="Heading_20_4" text:outline-level="4">Resource: /runs/{id}/output</text:h>
      <text:p text:style-name="P14">Method: GET<text:line-break/>Consumes: N/A<text:line-break/>Produces: application/xml, application/json<text:line-break/>Response codes: 200 OK</text:p>
      <text:p text:style-name="P22"><text:span text:style-name="T9">Gives a description of the outputs (in XML or JSON) as currently understood. Note that only very limited understanding of the outputs will be present before the workflow is run; the majority of information is generated </text:span><text:span text:style-name="T10">during</text:span><text:span text:style-name="T9"> the execution of the run.</text:span></text:p>
      <text:p text:style-name="P9"><text:span text:style-name="XML_20_Element">&lt;port:workflowOutputs</text:span><text:line-break/> <text:s text:c="7"/><text:span text:style-name="XML_20_Attribute">port:workflowId</text:span>=<text:span text:style-name="XML_20_Attribute_20_Content">"xsd:string"</text:span><text:line-break/> <text:s text:c="7"/><text:span text:style-name="XML_20_Attribute">port:workflowRun</text:span>=<text:span text:style-name="XML_20_Attribute_20_Content">"xsd:anyURI"</text:span><text:line-break/> <text:s text:c="7"/><text:span text:style-name="XML_20_Attribute">port:workflowRunId</text:span>=<text:span text:style-name="XML_20_Attribute_20_Content">"xsd:string"</text:span><text:span text:style-name="XML_20_Element">&gt;</text:span></text:p>
      <text:p text:style-name="P9"><text:span text:style-name="XML_20_Element"><text:s text:c="4"/>&lt;port:output</text:span> <text:span text:style-name="XML_20_Attribute">port:name</text:span>=<text:span text:style-name="XML_20_Attribute_20_Content">"xsd:string"</text:span><text:line-break/> <text:s text:c="11"/><text:span text:style-name="XML_20_Attribute">port:depth</text:span>=<text:span text:style-name="XML_20_Attribute_20_Content">"xsd:int"</text:span><text:span text:style-name="XML_20_Pseudoschema">?</text:span><text:span text:style-name="T13"> </text:span><text:span text:style-name="XML_20_Element">&gt;</text:span></text:p>
      <text:p text:style-name="P9"><text:s text:c="8"/><text:span text:style-name="XML_20_Element">&lt;port:value</text:span> <text:span text:style-name="XML_20_Attribute">xlink:href</text:span>=<text:span text:style-name="XML_20_Attribute_20_Content">"xsd:anyURI"</text:span><text:span text:style-name="XML_20_Pseudoschema">?</text:span><text:span text:style-name="T13"><text:line-break/></text:span> <text:s text:c="15"/><text:span text:style-name="XML_20_Attribute">port:fileName</text:span>=<text:span text:style-name="XML_20_Attribute_20_Content">"xsd:string"</text:span><text:line-break/> <text:s text:c="15"/><text:span text:style-name="XML_20_Attribute">port:contentType</text:span>=<text:span text:style-name="XML_20_Attribute_20_Content">"xsd:string"</text:span><text:line-break/> <text:s text:c="15"/><text:span text:style-name="XML_20_Attribute">port:byteLength</text:span>=<text:span text:style-name="XML_20_Attribute_20_Content">"xsd:int"</text:span> <text:span text:style-name="XML_20_Element">/&gt;</text:span></text:p>
      <text:p text:style-name="P9"><text:s text:c="6"/><text:span text:style-name="XML_20_Pseudoschema">|</text:span></text:p>
      <text:p text:style-name="P9"><text:s text:c="8"/><text:span text:style-name="XML_20_Element">&lt;port:list</text:span> <text:span text:style-name="XML_20_Attribute">xlink:href</text:span>=<text:span text:style-name="XML_20_Attribute_20_Content">"xsd:anyURI"</text:span><text:span text:style-name="XML_20_Pseudoschema">?</text:span></text:p>
      <text:p text:style-name="P9"><text:s text:c="16"/><text:span text:style-name="XML_20_Attribute">port:length</text:span>=<text:span text:style-name="XML_20_Attribute_20_Content">"xsd:int"</text:span><text:span text:style-name="XML_20_Pseudoschema">?</text:span> <text:span text:style-name="XML_20_Element">&gt;</text:span><text:line-break/> <text:s text:c="11"/><text:span text:style-name="Comment">&lt;!-- Sequence of values, just as for a port --&gt;</text:span></text:p>
      <text:p text:style-name="P9"><text:s text:c="8"/><text:span text:style-name="XML_20_Element">&lt;/port:list&gt;</text:span></text:p>
      <text:p text:style-name="P9"><text:s text:c="6"/><text:span text:style-name="XML_20_Pseudoschema">|</text:span></text:p>
      <text:p text:style-name="P9"><text:s text:c="8"/><text:span text:style-name="XML_20_Element">&lt;port:error</text:span> <text:span text:style-name="XML_20_Attribute">xlink:href</text:span>=<text:span text:style-name="XML_20_Attribute_20_Content">"xsd:anyURI"</text:span><text:span text:style-name="XML_20_Pseudoschema">?</text:span><text:line-break/> <text:s text:c="15"/><text:span text:style-name="XML_20_Attribute">port:depth</text:span>=<text:span text:style-name="XML_20_Attribute_20_Content">"xsd:int"</text:span><text:span text:style-name="XML_20_Pseudoschema">?</text:span> <text:span text:style-name="XML_20_Element">/&gt;</text:span></text:p>
      <text:p text:style-name="P9"><text:s text:c="6"/><text:span text:style-name="XML_20_Pseudoschema">|</text:span></text:p>
      <text:p text:style-name="P9"><text:s text:c="8"/><text:span text:style-name="XML_20_Element">&lt;port:absent</text:span> <text:span text:style-name="XML_20_Attribute">xlink:href</text:span>=<text:span text:style-name="XML_20_Attribute_20_Content">"xsd:anyURI"</text:span><text:span text:style-name="XML_20_Pseudoschema">?</text:span> <text:span text:style-name="XML_20_Element">/&gt;</text:span></text:p>
      <text:p text:style-name="P9"><text:span text:style-name="XML_20_Element"><text:s text:c="4"/>&lt;/port:output&gt;</text:span> <text:span text:style-name="XML_20_Pseudoschema">*</text:span></text:p>
      <text:p text:style-name="P9"><text:span text:style-name="XML_20_Element">&lt;/port:workflowOutputs&gt;</text:span></text:p>
      <text:p text:style-name="P14">Method: GET<text:line-break/>Consumes: N/A<text:line-break/>Produces: text/plain<text:line-break/>Response codes: 200 OK</text:p>
      <text:p text:style-name="P22"><text:span text:style-name="T9">Gives the Baclava file where output will be written (relative to the working directory); empty means use multiple simple files in the </text:span><text:span text:style-name="T10">out</text:span><text:span text:style-name="T9"> directory. Use of a Baclava output file will inhibit the generation of a run bundle.</text:span></text:p>
      <text:p text:style-name="P14">Method: PUT<text:line-break/>Consumes: text/plain<text:line-break/>Produces: text/plain<text:line-break/>Response codes: 200 OK</text:p>
      <text:p text:style-name="P22"><text:span text:style-name="T9">Sets the Baclava file where output will be written (relative to the working directory); empty means use multiple simple files (in a directory structure where </text:span><text:soft-page-break/><text:span text:style-name="T9">lists of lists are involved) in the </text:span><text:span text:style-name="T10">out</text:span><text:span text:style-name="T9"> directory. Use of a Baclava output file will inhibit the generation of a run bundle.</text:span></text:p>
      <text:h text:style-name="Heading_20_4" text:outline-level="4">Resource: /runs/{id}/run-bundle</text:h>
      <text:p text:style-name="P14">Method: GET<text:line-break/>Consumes: N/A<text:line-break/>Produces: <text:s/><text:span text:style-name="T9">application/vnd.wf4ever.robundle+zip</text:span><text:line-break/>Response codes: 200 OK, 404 Not Found</text:p>
      <text:p text:style-name="P22">Get the run bundle for the workflow run, which includes any provenance information generated for the run. This is not guaranteed to exist until <text:span text:style-name="T8">after</text:span> the workflow run finishes, and directing inputs to come from or outputs to go to a Baclava file will prevent the generation of a run bundle at all. The run bundle will not be generated if the <text:span text:style-name="T8">generate-provenance</text:span> option (see below) is disabled.</text:p>
      <text:h text:style-name="Heading_20_4" text:outline-level="4">Resource: /runs/{id}/generate-provenance</text:h>
      <text:p text:style-name="P14">Method: GET<text:line-break/>Consumes: N/A<text:line-break/>Produces: <text:s/>text/plain<text:line-break/>Response codes: 200 OK</text:p>
      <text:p text:style-name="P22">Get whether the run/provenance bundle for the workflow run will be generated (a string rendering of a boolean). There is no set default value for this; it depends on the system configuration.</text:p>
      <text:p text:style-name="P14">Method: PUT<text:line-break/>Consumes: text/plain<text:line-break/>Produces: <text:s/>text/plain<text:line-break/>Response codes: 200 OK</text:p>
      <text:p text:style-name="P22">Sets whether the run/provenance bundle for the workflow run will be generated. The value must be a string that can be interpreted as a boolean.</text:p>
      <text:h text:style-name="Heading_20_4" text:outline-level="4">Resource: /runs/{id}/stdout</text:h>
      <text:p text:style-name="P14">Method: GET<text:line-break/>Consumes: N/A<text:line-break/>Produces: <text:s/>text/plain<text:line-break/>Response codes: 200 OK</text:p>
      <text:p text:style-name="P22">Get the standard output from the execution engine used during the workflow’s running. This is empty before the workflow run starts.</text:p>
      <text:h text:style-name="Heading_20_4" text:outline-level="4">Resource: /runs/{id}/stderr</text:h>
      <text:p text:style-name="P14">Method: GET<text:line-break/>Consumes: N/A<text:line-break/>Produces: <text:s/>text/plain<text:line-break/>Response codes: 200 OK</text:p>
      <text:p text:style-name="P22"><text:soft-page-break/>Get the standard error from the execution engine used during the workflow’s running. This is empty before the workflow run starts.</text:p>
      <text:h text:style-name="Heading_20_4" text:outline-level="4">Resource: /runs/{id}/log</text:h>
      <text:p text:style-name="P14">Method: GET<text:line-break/>Consumes: N/A<text:line-break/>Produces: <text:s/>text/plain<text:line-break/>Response codes: 200 OK</text:p>
      <text:p text:style-name="P22">Get the content of the execution engine’s log file. This is empty before the workflow run starts.</text:p>
      <text:h text:style-name="Heading_20_4" text:outline-level="4">Resource: /runs/{id}/usage</text:h>
      <text:p text:style-name="P14">Method: GET<text:line-break/>Consumes: N/A<text:line-break/>Produces: <text:s/>application/xml<text:line-break/>Response codes: 200 OK, 204 No content</text:p>
      <text:p text:style-name="P22">Get a description of the resources used during the running of the workflow in Usage Record 1.0 format. Before the workflow finishes, this is empty and results in a “204 No content” response code being used instead of “200 OK”.</text:p>
      <text:h text:style-name="Heading_20_4" text:outline-level="4">Resource: /runs/{id}/listeners</text:h>
      <text:p text:style-name="Normal_20_Paragraph">The current implementation does not permit installing new listeners, and comes with a single listener called <text:span text:style-name="T8">io</text:span> which provides the <text:span text:style-name="T8">stdout</text:span>, <text:span text:style-name="T8">stderr</text:span> and <text:span text:style-name="T8">exitcode</text:span> properties, all of which do not permit update. This means that the standard output of the workflow run is available at <text:span text:style-name="T8">/runs/{id}/lis­teners/io/prop­erties/stdout</text:span>. (It is also surfaced as <text:span text:style-name="T8">/runs/{id}/stdout</text:span> from Taverna Server 2.5 onwards.)</text:p>
      <text:p text:style-name="P22"><draw:custom-shape text:anchor-type="as-char" svg:y="0cm" draw:z-index="2" draw:style-name="gr16" draw:text-style-name="P31" svg:width="12.066cm" svg:height="2.192cm"><text:p text:style-name="P18"><text:span text:style-name="T3">Compatibility Note:</text:span><text:span text:style-name="T2"> The listener interfaces are likely to be removed entirely from a future version of Taverna Server; the structure of the functionality intended to be surfaced by them has evolved in a different way to what was originally expected.</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Method: GET<text:line-break/>Consumes: N/A<text:line-break/>Produces: application/xml, application/json<text:line-break/>Response codes: 200 OK</text:p>
      <text:p text:style-name="P22"><text:span text:style-name="T9">Get a list of the listeners installed in the workflow run.</text:span></text:p>
      <text:p text:style-name="P9"><text:span text:style-name="XML_20_Element">&lt;t2sr:listeners</text:span><text:line-break/> <text:s text:c="7"/><text:span text:style-name="XML_20_Attribute">t2s:serverVersion</text:span>=<text:span text:style-name="XML_20_Attribute_20_Content">"xsd:string"</text:span><text:line-break/> <text:s text:c="7"/><text:span text:style-name="XML_20_Attribute">t2s:serverRevision</text:span>=<text:span text:style-name="XML_20_Attribute_20_Content">"xsd:string"</text:span><text:line-break/> <text:s text:c="7"/><text:span text:style-name="XML_20_Attribute">t2s:serverBuildTimestamp</text:span>=<text:span text:style-name="XML_20_Attribute_20_Content">"xsd:string"</text:span> <text:span text:style-name="XML_20_Element">&gt;</text:span></text:p>
      <text:p text:style-name="P9"><text:span text:style-name="XML_20_Element"><text:s text:c="4"/>&lt;t2sr:listener</text:span> <text:span text:style-name="XML_20_Attribute">xlink:href</text:span>=<text:span text:style-name="XML_20_Attribute_20_Content">"xsd:anyURI"</text:span></text:p>
      <text:p text:style-name="P9"><text:s text:c="12"/><text:span text:style-name="XML_20_Attribute">t2sr:name</text:span>=<text:span text:style-name="XML_20_Attribute_20_Content">"xsd:string"</text:span></text:p>
      <text:p text:style-name="P9"><text:s text:c="12"/><text:span text:style-name="XML_20_Attribute">t2sr:type</text:span>=<text:span text:style-name="XML_20_Attribute_20_Content">"xsd:string"</text:span><text:line-break/> <text:s text:c="11"/><text:span text:style-name="XML_20_Attribute">t2s:serverVersion</text:span>=<text:span text:style-name="XML_20_Attribute_20_Content">"xsd:string"</text:span><text:line-break/> <text:s text:c="11"/><text:span text:style-name="XML_20_Attribute">t2s:serverRevision</text:span>=<text:span text:style-name="XML_20_Attribute_20_Content">"xsd:string"</text:span><text:line-break/> <text:s text:c="11"/><text:span text:style-name="XML_20_Attribute">t2s:serverBuildTimestamp</text:span>=<text:span text:style-name="XML_20_Attribute_20_Content">"xsd:string"</text:span><text:span text:style-name="XML_20_Element">&gt;</text:span></text:p>
      <text:p text:style-name="P9"><text:s text:c="8"/><text:span text:style-name="XML_20_Element">&lt;t2sr:configuration</text:span> <text:span text:style-name="XML_20_Attribute">xlink:href</text:span>=<text:span text:style-name="XML_20_Attribute_20_Content">"xsd:anyURI"</text:span> <text:span text:style-name="XML_20_Element">/&gt;</text:span></text:p>
      <text:p text:style-name="P9"><text:soft-page-break/><text:span text:style-name="XML_20_Element"><text:s text:c="8"/>&lt;t2sr:properties&gt;</text:span></text:p>
      <text:p text:style-name="P9"><text:span text:style-name="XML_20_Element"><text:s text:c="12"/>&lt;t2sr:property</text:span> <text:span text:style-name="XML_20_Attribute">xlink:href</text:span>=<text:span text:style-name="XML_20_Attribute_20_Content">"xsd:anyURI"</text:span></text:p>
      <text:p text:style-name="P9"><text:s text:c="20"/><text:span text:style-name="XML_20_Attribute">t2sr:name</text:span>=<text:span text:style-name="XML_20_Attribute_20_Content">"xsd:string"</text:span> <text:span text:style-name="XML_20_Element">/&gt;</text:span> <text:span text:style-name="XML_20_Pseudoschema">*</text:span></text:p>
      <text:p text:style-name="P9"><text:s text:c="8"/><text:span text:style-name="XML_20_Element">&lt;/t2sr:properties&gt;</text:span></text:p>
      <text:p text:style-name="P9"><text:span text:style-name="XML_20_Element"><text:s text:c="4"/>&lt;/t2sr:listener&gt;</text:span> <text:span text:style-name="XML_20_Pseudoschema">*</text:span></text:p>
      <text:p text:style-name="P10"><text:span text:style-name="XML_20_Element">&lt;/t2sr:listeners&gt;</text:span></text:p>
      <text:p text:style-name="P14">Method: POST<text:line-break/>Consumes: application/xml, application/json<text:line-break/>Produces: N/A<text:line-break/>Response codes: 201 Created<text:line-break/>Notes: Identity of created listener provided through <text:span text:style-name="T8">Location</text:span> header in response.</text:p>
      <text:p text:style-name="P22"><text:span text:style-name="T9">Add a new event listener to the named workflow run of the given type and under the conditions imposed by the contents of the configuration document (the body of the element). Note that the configuration cannot be changed after creation.</text:span></text:p>
      <text:p text:style-name="P9"><text:span text:style-name="XML_20_Element">&lt;t2sr:listenerDefinition</text:span> <text:span text:style-name="XML_20_Attribute">t2sr:type</text:span>=<text:span text:style-name="XML_20_Attribute_20_Content">"xsd:string"</text:span><text:span text:style-name="XML_20_Element">&gt;</text:span></text:p>
      <text:p text:style-name="P9"><text:s text:c="4"/>xsd:string</text:p>
      <text:p text:style-name="P9"><text:span text:style-name="XML_20_Element">&lt;/t2sr:listenerDefinition&gt;</text:span></text:p>
      <text:h text:style-name="P7" text:outline-level="4">Resource: /runs/{id}/listeners/{name}</text:h>
      <text:p text:style-name="P14">Method: GET<text:line-break/>Consumes: N/A<text:line-break/>Produces: application/xml, application/json<text:line-break/>Response codes: 200 OK</text:p>
      <text:p text:style-name="P22"><text:span text:style-name="T9">Get the description of a particular listener attached to a workflow run.</text:span></text:p>
      <text:p text:style-name="P9"><text:span text:style-name="XML_20_Element">&lt;t2sr:listener</text:span> <text:span text:style-name="XML_20_Attribute">xlink:href</text:span>=<text:span text:style-name="XML_20_Attribute_20_Content">"xsd:anyURI"</text:span></text:p>
      <text:p text:style-name="P9"><text:s text:c="8"/><text:span text:style-name="XML_20_Attribute">t2sr:name</text:span>=<text:span text:style-name="XML_20_Attribute_20_Content">"xsd:string"</text:span></text:p>
      <text:p text:style-name="P9"><text:s text:c="8"/><text:span text:style-name="XML_20_Attribute">t2sr:type</text:span>=<text:span text:style-name="XML_20_Attribute_20_Content">"xsd:string"</text:span><text:line-break/> <text:s text:c="7"/><text:span text:style-name="XML_20_Attribute">t2s:serverVersion</text:span>=<text:span text:style-name="XML_20_Attribute_20_Content">"xsd:string"</text:span><text:line-break/> <text:s text:c="7"/><text:span text:style-name="XML_20_Attribute">t2s:serverRevision</text:span>=<text:span text:style-name="XML_20_Attribute_20_Content">"xsd:string"</text:span><text:line-break/> <text:s text:c="7"/><text:span text:style-name="XML_20_Attribute">t2s:serverBuildTimestamp</text:span>=<text:span text:style-name="XML_20_Attribute_20_Content">"xsd:string"</text:span><text:span text:style-name="XML_20_Element">&gt;</text:span></text:p>
      <text:p text:style-name="P9"><text:s text:c="4"/><text:span text:style-name="XML_20_Element">&lt;t2sr:configuration</text:span> <text:span text:style-name="XML_20_Attribute">xlink:href</text:span>=<text:span text:style-name="XML_20_Attribute_20_Content">"xsd:anyURI"</text:span> <text:span text:style-name="XML_20_Element">/&gt;</text:span></text:p>
      <text:p text:style-name="P9"><text:span text:style-name="XML_20_Element"><text:s text:c="4"/>&lt;t2sr:properties&gt;</text:span></text:p>
      <text:p text:style-name="P9"><text:span text:style-name="XML_20_Element"><text:s text:c="8"/>&lt;t2sr:property</text:span> <text:span text:style-name="XML_20_Attribute">xlink:href</text:span>=<text:span text:style-name="XML_20_Attribute_20_Content">"xsd:anyURI"</text:span></text:p>
      <text:p text:style-name="P9"><text:s text:c="16"/><text:span text:style-name="XML_20_Attribute">t2sr:name</text:span>=<text:span text:style-name="XML_20_Attribute_20_Content">"xsd:string"</text:span> <text:span text:style-name="XML_20_Element">/&gt;</text:span> <text:span text:style-name="XML_20_Pseudoschema">*</text:span></text:p>
      <text:p text:style-name="P9"><text:s text:c="4"/><text:span text:style-name="XML_20_Element">&lt;/t2sr:properties&gt;</text:span></text:p>
      <text:p text:style-name="P9"><text:span text:style-name="XML_20_Element">&lt;/t2sr:listener&gt;</text:span></text:p>
      <text:h text:style-name="P7" text:outline-level="4">Resource: /runs/{id}/listeners/{name}/configuration</text:h>
      <text:p text:style-name="P14">Method: GET<text:line-break/>Consumes: N/A<text:line-break/>Produces: text/plain<text:line-break/>Response codes: 200 OK</text:p>
      <text:p text:style-name="P22"><text:span text:style-name="T9">Get the configuration document for the given event listener that is attached to a workflow run.</text:span></text:p>
      <text:h text:style-name="P7" text:outline-level="4"><text:soft-page-break/>Resource: /runs/{id}/listeners/{name}/properties</text:h>
      <text:p text:style-name="P14">Method: GET<text:line-break/>Consumes: N/A<text:line-break/>Produces: application/xml, application/json<text:line-break/>Response codes: 200 OK</text:p>
      <text:p text:style-name="P22"><text:span text:style-name="T9">Get the list of properties supported by a given event listener attached to a workflow run.</text:span></text:p>
      <text:p text:style-name="P9"><text:span text:style-name="XML_20_Element">&lt;t2sr:properties&gt;</text:span></text:p>
      <text:p text:style-name="P9"><text:s text:c="4"/><text:span text:style-name="XML_20_Element">&lt;t2sr:property</text:span> <text:span text:style-name="XML_20_Attribute">xlink:href</text:span>=<text:span text:style-name="XML_20_Attribute_20_Content">"xsd:anyURI"</text:span></text:p>
      <text:p text:style-name="P9"><text:s text:c="12"/><text:span text:style-name="XML_20_Attribute">t2sr:name</text:span>=<text:span text:style-name="XML_20_Attribute_20_Content">"xsd:string"</text:span> <text:span text:style-name="XML_20_Element">/&gt;</text:span> <text:span text:style-name="XML_20_Pseudoschema">*</text:span></text:p>
      <text:p text:style-name="P9"><text:span text:style-name="XML_20_Element">&lt;/t2sr:properties&gt;</text:span></text:p>
      <text:h text:style-name="P7" text:outline-level="4">Resource: /runs/{id}/listeners/{name}/properties/{propName}</text:h>
      <text:p text:style-name="P14">Method: GET<text:line-break/>Consumes: N/A<text:line-break/>Produces: text/plain<text:line-break/>Response codes: 200 OK</text:p>
      <text:p text:style-name="P22"><text:span text:style-name="T9">Get the value of the particular property of an event listener attached to a workflow run.</text:span></text:p>
      <text:p text:style-name="P14">Method: PUT<text:line-break/>Consumes: text/plain<text:line-break/>Produces: text/plain<text:line-break/>Response codes: 200 OK</text:p>
      <text:p text:style-name="P22"><text:span text:style-name="T9">Set the value of the particular property of an event listener attached to a workflow run.</text:span></text:p>
      <text:h text:style-name="P7" text:outline-level="4">Resource: /runs/{id}/security</text:h>
      <text:p text:style-name="P14">Method: GET<text:line-break/>Consumes: N/A<text:line-break/>Produces: application/xml, application/json<text:line-break/>Response codes: 200 OK</text:p>
      <text:p text:style-name="P22"><text:span text:style-name="T9">Gives a description of the security information supported by the workflow run.</text:span></text:p>
      <text:p text:style-name="P9"><text:span text:style-name="XML_20_Element">&lt;t2sr:securityDescriptor</text:span></text:p>
      <text:p text:style-name="P9"><text:s text:c="8"/><text:span text:style-name="XML_20_Attribute">t2s:serverVersion</text:span>=<text:span text:style-name="XML_20_Attribute_20_Content">"xsd:string"</text:span><text:line-break/> <text:s text:c="7"/><text:span text:style-name="XML_20_Attribute">t2s:serverRevision</text:span>=<text:span text:style-name="XML_20_Attribute_20_Content">"xsd:string"</text:span><text:line-break/> <text:s text:c="7"/><text:span text:style-name="XML_20_Attribute">t2s:serverBuildTimestamp</text:span>=<text:span text:style-name="XML_20_Attribute_20_Content">"xsd:string"</text:span><text:span text:style-name="XML_20_Element">&gt;</text:span></text:p>
      <text:p text:style-name="P9"><text:s text:c="4"/><text:span text:style-name="XML_20_Element">&lt;t2sr:owner&gt;</text:span> xsd:string <text:span text:style-name="XML_20_Element">&lt;/t2sr:owner&gt;</text:span></text:p>
      <text:p text:style-name="P9"><text:s text:c="4"/><text:span text:style-name="XML_20_Element">&lt;t2sr:permissions</text:span> <text:span text:style-name="XML_20_Attribute">xlink:href</text:span>=<text:span text:style-name="XML_20_Attribute_20_Content">"xsd:anyURI"</text:span> <text:span text:style-name="XML_20_Element">/&gt;</text:span></text:p>
      <text:p text:style-name="P9"><text:s text:c="4"/><text:span text:style-name="XML_20_Element">&lt;t2sr:credentials</text:span> <text:span text:style-name="XML_20_Attribute">xlink:href</text:span>=<text:span text:style-name="XML_20_Attribute_20_Content">"xsd:anyURI"</text:span><text:span text:style-name="XML_20_Element">&gt;</text:span></text:p>
      <text:p text:style-name="P9"><text:s text:c="8"/><text:span text:style-name="XML_20_Element">&lt;t2sr:credential&gt;</text:span> ... <text:span text:style-name="XML_20_Element">&lt;/t2sr:credential&gt;</text:span> <text:span text:style-name="XML_20_Pseudoschema">*</text:span></text:p>
      <text:p text:style-name="P9"><text:s text:c="4"/><text:span text:style-name="XML_20_Element">&lt;/t2sr:credentials&gt;</text:span></text:p>
      <text:p text:style-name="P9"><text:s text:c="4"/><text:span text:style-name="XML_20_Element">&lt;t2sr:trusts</text:span> <text:span text:style-name="XML_20_Attribute">xlink:href</text:span>=<text:span text:style-name="XML_20_Attribute_20_Content">"xsd:anyURI"</text:span><text:span text:style-name="XML_20_Element">&gt;</text:span></text:p>
      <text:p text:style-name="P9"><text:s text:c="8"/><text:span text:style-name="XML_20_Element">&lt;t2sr:trust&gt;</text:span> ... <text:span text:style-name="XML_20_Element">&lt;/t2sr&gt;</text:span> <text:span text:style-name="XML_20_Pseudoschema">*</text:span></text:p>
      <text:p text:style-name="P9"><text:s text:c="4"/><text:span text:style-name="XML_20_Element">&lt;/t2sr:trusts&gt;</text:span></text:p>
      <text:p text:style-name="P9"><text:span text:style-name="XML_20_Element">&lt;/t2sr:securityDescriptor&gt;</text:span></text:p>
      <text:h text:style-name="P7" text:outline-level="4"><text:soft-page-break/>Resource: /runs/{id}/security/credentials</text:h>
      <text:p text:style-name="P14">Method: GET<text:line-break/>Consumes: N/A<text:line-break/>Produces: application/xml, application/json<text:line-break/>Response codes: 200 OK</text:p>
      <text:p text:style-name="P22"><text:span text:style-name="T9">Gives a list of credentials supplied to this workflow run.</text:span></text:p>
      <text:p text:style-name="P9"><text:span text:style-name="XML_20_Element">&lt;t2sr:credentials</text:span></text:p>
      <text:p text:style-name="P9"><text:s text:c="8"/><text:span text:style-name="XML_20_Attribute">t2s:serverVersion</text:span>=<text:span text:style-name="XML_20_Attribute_20_Content">"xsd:string"</text:span><text:line-break/> <text:s text:c="7"/><text:span text:style-name="XML_20_Attribute">t2s:serverRevision</text:span>=<text:span text:style-name="XML_20_Attribute_20_Content">"xsd:string"</text:span><text:line-break/> <text:s text:c="7"/><text:span text:style-name="XML_20_Attribute">t2s:serverBuildTimestamp</text:span>=<text:span text:style-name="XML_20_Attribute_20_Content">"xsd:string"</text:span><text:span text:style-name="XML_20_Element">&gt;</text:span></text:p>
      <text:p text:style-name="P9"><text:s text:c="4"/><text:span text:style-name="XML_20_Element">&lt;t2s:userpass</text:span> <text:span text:style-name="XML_20_Attribute">xlink:href</text:span>=<text:span text:style-name="XML_20_Attribute_20_Content">"xsd:anyURI"</text:span><text:span text:style-name="XML_20_Element">&gt;</text:span></text:p>
      <text:p text:style-name="P9"><text:s text:c="8"/>...</text:p>
      <text:p text:style-name="P9"><text:s text:c="4"/><text:span text:style-name="XML_20_Element">&lt;/t2s:userpass&gt;</text:span> <text:span text:style-name="XML_20_Pseudoschema">*</text:span></text:p>
      <text:p text:style-name="P9"><text:s text:c="4"/><text:span text:style-name="XML_20_Element">&lt;t2s:keypair</text:span> <text:span text:style-name="XML_20_Attribute">xlink:href</text:span>=<text:span text:style-name="XML_20_Attribute_20_Content">"xsd:anyURI"</text:span><text:span text:style-name="XML_20_Element">&gt;</text:span></text:p>
      <text:p text:style-name="P9"><text:s text:c="8"/>...</text:p>
      <text:p text:style-name="P9"><text:s text:c="4"/><text:span text:style-name="XML_20_Element">&lt;/t2s:keypair&gt;</text:span> <text:span text:style-name="XML_20_Pseudoschema">*</text:span></text:p>
      <text:p text:style-name="P9"><text:span text:style-name="XML_20_Element">&lt;/t2sr:credentials&gt;</text:span></text:p>
      <text:p text:style-name="P22">For more description of the contents of the <text:span text:style-name="T8">userpass</text:span> and <text:span text:style-name="T8">keypair</text:span> elements, see below.</text:p>
      <text:p text:style-name="P14">Method: POST<text:line-break/>Consumes: application/xml, application/json<text:line-break/>Produces: N/A<text:line-break/>Response codes: 201 Created<text:line-break/>Notes: Identity of created credential is in <text:span text:style-name="T8">Location</text:span> header of response.</text:p>
      <text:p text:style-name="P22"><text:span text:style-name="T9">Creates a new credential. Multiple types supported. Note that none of these should have their </text:span><text:span text:style-name="T10">xlink:href</text:span><text:span text:style-name="T9"> attributes set when they are POSTed; those will be supplied by the service. Take particular care with the </text:span><text:span text:style-name="T10">serviceURI</text:span><text:span text:style-name="T9"> elements, which must define the URI as expected by the Taverna Credential Manager.</text:span></text:p>
      <text:p text:style-name="P23"><text:span text:style-name="T9">Password credential:</text:span></text:p>
      <text:p text:style-name="P9"><text:span text:style-name="XML_20_Element">&lt;t2s:userpass&gt;</text:span></text:p>
      <text:p text:style-name="P9"><text:s text:c="4"/><text:span text:style-name="XML_20_Element">&lt;ts2:serviceURI&gt;</text:span> xsd:anyURI <text:span text:style-name="XML_20_Element">&lt;/t2s:serviceURI&gt;</text:span></text:p>
      <text:p text:style-name="P9"><text:s text:c="4"/><text:span text:style-name="XML_20_Element">&lt;t2s:username&gt;</text:span> xsd:string <text:span text:style-name="XML_20_Element">&lt;/t2s:username&gt;</text:span></text:p>
      <text:p text:style-name="P9"><text:s text:c="4"/><text:span text:style-name="XML_20_Element">&lt;t2s:password&gt;</text:span> xsd:string <text:span text:style-name="XML_20_Element">&lt;/t2s:password&gt;</text:span></text:p>
      <text:p text:style-name="P9"><text:span text:style-name="XML_20_Element">&lt;/t2s:userpass&gt;</text:span></text:p>
      <text:p text:style-name="P22"><text:span text:style-name="T9">Key credential (note that one of the </text:span><text:span text:style-name="T10">credentialFile</text:span><text:span text:style-name="T9"> and </text:span><text:span text:style-name="T10">credentialBytes</text:span><text:span text:style-name="T9"> elements should be supplied, but not both):</text:span></text:p>
      <text:p text:style-name="P9"><text:span text:style-name="XML_20_Element">&lt;t2s:keypair&gt;</text:span></text:p>
      <text:p text:style-name="P9"><text:s text:c="4"/><text:span text:style-name="XML_20_Element">&lt;ts2:serviceURI&gt;</text:span> xsd:anyURI <text:span text:style-name="XML_20_Element">&lt;/t2s:serviceURI&gt;</text:span></text:p>
      <text:p text:style-name="P9"><text:s text:c="4"/><text:span text:style-name="XML_20_Element">&lt;t2s:credentialName&gt;</text:span> xsd:string <text:span text:style-name="XML_20_Element">&lt;/t2s:credentialName&gt;</text:span></text:p>
      <text:p text:style-name="P9"><text:s text:c="4"/><text:span text:style-name="XML_20_Element">&lt;t2s:credentialFile&gt;</text:span> xsd:string <text:span text:style-name="XML_20_Element">&lt;/t2s:credentialFile&gt;</text:span> <text:span text:style-name="XML_20_Pseudoschema">?</text:span></text:p>
      <text:p text:style-name="P9"><text:s text:c="4"/><text:span text:style-name="XML_20_Element">&lt;t2s:fileType&gt;</text:span> xsd:string <text:span text:style-name="XML_20_Element">&lt;/t2s:fileType&gt;</text:span> <text:span text:style-name="XML_20_Pseudoschema">?</text:span></text:p>
      <text:p text:style-name="P9"><text:s text:c="4"/><text:span text:style-name="XML_20_Element">&lt;t2s:unlockPassword&gt;</text:span> xsd:string <text:span text:style-name="XML_20_Element">&lt;/t2s:unlockPassword&gt;</text:span> <text:span text:style-name="XML_20_Pseudoschema">?</text:span></text:p>
      <text:p text:style-name="P9"><text:s text:c="4"/><text:span text:style-name="XML_20_Element">&lt;t2s:credentialBytes&gt;</text:span></text:p>
      <text:p text:style-name="P9"><text:s text:c="8"/>xsd:base64Binary</text:p>
      <text:p text:style-name="P9"><text:s text:c="4"/><text:span text:style-name="XML_20_Element">&lt;/t2s:credentialBytes&gt;</text:span> <text:span text:style-name="XML_20_Pseudoschema">?</text:span></text:p>
      <text:p text:style-name="P9"><text:span text:style-name="XML_20_Element">&lt;/t2s:keypair&gt;</text:span></text:p>
      <text:p text:style-name="P14"><text:soft-page-break/>Method: DELETE<text:line-break/>Consumes: N/A<text:line-break/>Produces: N/A<text:line-break/>Response codes: 204 No content</text:p>
      <text:p text:style-name="P23"><text:span text:style-name="T9">Deletes all credentials.</text:span></text:p>
      <text:h text:style-name="P7" text:outline-level="4">Resource: /runs/{id}/security/credentials/{credID}</text:h>
      <text:p text:style-name="P14">Method: GET<text:line-break/>Consumes: N/A<text:line-break/>Produces: application/xml, application/json<text:line-break/>Response codes: 200 OK</text:p>
      <text:p text:style-name="P22"><text:span text:style-name="T9">Describes a particular credential. Will be one of the elements </text:span><text:span text:style-name="T10">userpass</text:span><text:span text:style-name="T9">, </text:span><text:span text:style-name="T10">keypair</text:span><text:span text:style-name="T9"> and </text:span><text:span text:style-name="T10">cagridproxy</text:span><text:span text:style-name="T9"> as outlined above.</text:span></text:p>
      <text:p text:style-name="P14">Method: PUT<text:line-break/>Consumes: application/xml, application/json<text:line-break/>Produces: application/xml, application/json<text:line-break/>Response codes: 200 OK</text:p>
      <text:p text:style-name="P22"><text:span text:style-name="T9">Updates (i.e., replaces) a particular credential. Will be one of the elements </text:span><text:span text:style-name="T10">userpass</text:span><text:span text:style-name="T9">, </text:span><text:span text:style-name="T10">keypair</text:span><text:span text:style-name="T9"> and </text:span><text:span text:style-name="T10">cagridproxy</text:span><text:span text:style-name="T9"> as outlined above.</text:span></text:p>
      <text:p text:style-name="P14">Method: DELETE<text:line-break/>Consumes: N/A<text:line-break/>Produces: application/xml, application/json<text:line-break/>Response codes: 204 No content</text:p>
      <text:p text:style-name="P22"><text:span text:style-name="T9">Deletes a particular credential.</text:span></text:p>
      <text:h text:style-name="P7" text:outline-level="4">Resource: /runs/{id}/security/owner</text:h>
      <text:p text:style-name="P14">Method: GET<text:line-break/>Consumes: N/A<text:line-break/>Produces: text/plain<text:line-break/>Response codes: 200 OK</text:p>
      <text:p text:style-name="P22"><text:span text:style-name="T9">Gives the identity of who owns the workflow run.</text:span></text:p>
      <text:h text:style-name="P7" text:outline-level="4">Resource: /runs/{id}/security/permissions</text:h>
      <text:p text:style-name="P14">Method: GET<text:line-break/>Consumes: N/A<text:line-break/>Produces: application/xml, application/json<text:line-break/>Response codes: 200 OK</text:p>
      <text:p text:style-name="P22"><text:span text:style-name="T9">Gives a list of all non-default permissions associated with the enclosing workflow run. By default, nobody has any access at all except for the owner of the run.</text:span></text:p>
      <text:p text:style-name="P9"><text:span text:style-name="XML_20_Element">&lt;t2sr:permissionsDescriptor</text:span></text:p>
      <text:p text:style-name="P9"><text:soft-page-break/><text:s text:c="8"/><text:span text:style-name="XML_20_Attribute">t2s:serverVersion</text:span>=<text:span text:style-name="XML_20_Attribute_20_Content">"xsd:string"</text:span><text:line-break/> <text:s text:c="7"/><text:span text:style-name="XML_20_Attribute">t2s:serverRevision</text:span>=<text:span text:style-name="XML_20_Attribute_20_Content">"xsd:string"</text:span><text:line-break/> <text:s text:c="7"/><text:span text:style-name="XML_20_Attribute">t2s:serverBuildTimestamp</text:span>=<text:span text:style-name="XML_20_Attribute_20_Content">"xsd:string"</text:span><text:span text:style-name="XML_20_Element">&gt;</text:span></text:p>
      <text:p text:style-name="P9"><text:s text:c="4"/><text:span text:style-name="XML_20_Element">&lt;t2sr:permission</text:span> <text:span text:style-name="XML_20_Attribute">xlink:href</text:span>=<text:span text:style-name="XML_20_Attribute_20_Content">"xsd:anyURI"</text:span><text:span text:style-name="XML_20_Element">&gt;</text:span></text:p>
      <text:p text:style-name="P9"><text:s text:c="8"/><text:span text:style-name="XML_20_Element">&lt;t2sr:userName&gt;</text:span> xsd:string <text:span text:style-name="XML_20_Element">&lt;/t2sr:userName&gt;</text:span></text:p>
      <text:p text:style-name="P9"><text:s text:c="8"/><text:span text:style-name="XML_20_Element">&lt;t2sr:permission&gt;</text:span></text:p>
      <text:p text:style-name="P9"><text:s text:c="12"/>none<text:span text:style-name="XML_20_Pseudoschema">|</text:span>read<text:span text:style-name="XML_20_Pseudoschema">|</text:span>update<text:span text:style-name="XML_20_Pseudoschema">|</text:span>destroy</text:p>
      <text:p text:style-name="P9"><text:s text:c="8"/><text:span text:style-name="XML_20_Element">&lt;/t2sr:permission&gt;</text:span></text:p>
      <text:p text:style-name="P9"><text:s text:c="4"/><text:span text:style-name="XML_20_Element">&lt;/t2sr:permission&gt;</text:span> <text:span text:style-name="XML_20_Pseudoschema">*</text:span></text:p>
      <text:p text:style-name="P9"><text:span text:style-name="XML_20_Element">&lt;/t2sr:permissionsDescriptor&gt;</text:span></text:p>
      <text:p text:style-name="P14">Method: POST<text:line-break/>Consumes: application/xml, application/json<text:line-break/>Produces: N/A<text:line-break/>Response codes: 201 Created <text:line-break/>Notes: Identity of created permission is in <text:span text:style-name="T8">Location</text:span> header of response.</text:p>
      <text:p text:style-name="P22"><text:span text:style-name="T9">Creates a new assignment of permissions to a particular user.</text:span></text:p>
      <text:p text:style-name="P9"><text:span text:style-name="XML_20_Element">&lt;t2sr:permissionUpdate&gt;</text:span></text:p>
      <text:p text:style-name="P9"><text:s text:c="4"/><text:span text:style-name="XML_20_Element">&lt;t2sr:userName&gt;</text:span> xsd:string <text:span text:style-name="XML_20_Element">&lt;/t2sr:userName&gt;</text:span></text:p>
      <text:p text:style-name="P9"><text:s text:c="4"/><text:span text:style-name="XML_20_Element">&lt;t2sr:permission&gt;</text:span></text:p>
      <text:p text:style-name="P9"><text:s text:c="8"/>none<text:span text:style-name="XML_20_Pseudoschema">|</text:span>read<text:span text:style-name="XML_20_Pseudoschema">|</text:span>update<text:span text:style-name="XML_20_Pseudoschema">|</text:span>destroy</text:p>
      <text:p text:style-name="P9"><text:s text:c="4"/><text:span text:style-name="XML_20_Element">&lt;/t2sr:permission&gt;</text:span></text:p>
      <text:p text:style-name="P9"><text:span text:style-name="XML_20_Element">&lt;/t2sr:permissionUpdate&gt;</text:span></text:p>
      <text:h text:style-name="P7" text:outline-level="4">Resource: /runs/{id}/security/permissions/{user}</text:h>
      <text:p text:style-name="P14">Method: GET<text:line-break/>Consumes: N/A<text:line-break/>Produces: text/plain (one of: <text:span text:style-name="T8">none</text:span>, <text:span text:style-name="T8">read</text:span>, <text:span text:style-name="T8">update</text:span>, <text:span text:style-name="T8">destroy</text:span>)<text:line-break/>Response codes: 200 OK</text:p>
      <text:p text:style-name="P22"><text:span text:style-name="T9">Describes the permission granted to a particular user.</text:span></text:p>
      <text:p text:style-name="P14">Method: PUT<text:line-break/>Consumes: text/plain (one of: <text:span text:style-name="T8">none</text:span>, <text:span text:style-name="T8">read</text:span>, <text:span text:style-name="T8">update</text:span>, <text:span text:style-name="T8">destroy</text:span>)<text:line-break/>Produces: text/plain (one of: <text:span text:style-name="T8">none</text:span>, <text:span text:style-name="T8">read</text:span>, <text:span text:style-name="T8">update</text:span>, <text:span text:style-name="T8">destroy</text:span>)<text:line-break/>Response codes: 200 OK</text:p>
      <text:p text:style-name="P22"><text:span text:style-name="T9">Updates the permissions granted to a particular user.</text:span></text:p>
      <text:p text:style-name="P14">Method: DELETE<text:line-break/>Consumes: N/A<text:line-break/>Produces: N/A<text:line-break/>Response codes: 204 No content</text:p>
      <text:p text:style-name="P22"><text:span text:style-name="T9">Deletes (by resetting to default, i.e., </text:span><text:span text:style-name="T10">none</text:span><text:span text:style-name="T9">) the permissions associated with a particular user.</text:span></text:p>
      <text:h text:style-name="P7" text:outline-level="4">Resource: /runs/{id}/security/trusts</text:h>
      <text:p text:style-name="P14">Method: GET<text:line-break/>Consumes: N/A<text:line-break/>Produces: application/xml, application/json<text:line-break/>Response codes: 200 OK</text:p>
      <text:p text:style-name="P22"><text:soft-page-break/><text:span text:style-name="T9">Gives a list of trusted identities supplied to this workflow run.</text:span></text:p>
      <text:p text:style-name="P9"><text:span text:style-name="XML_20_Element">&lt;t2sr:trustedIdentities</text:span></text:p>
      <text:p text:style-name="P9"><text:s text:c="8"/><text:span text:style-name="XML_20_Attribute">t2s:serverVersion</text:span>=<text:span text:style-name="XML_20_Attribute_20_Content">"xsd:string"</text:span><text:line-break/> <text:s text:c="7"/><text:span text:style-name="XML_20_Attribute">t2s:serverRevision</text:span>=<text:span text:style-name="XML_20_Attribute_20_Content">"xsd:string"</text:span><text:line-break/> <text:s text:c="7"/><text:span text:style-name="XML_20_Attribute">t2s:serverBuildTimestamp</text:span>=<text:span text:style-name="XML_20_Attribute_20_Content">"xsd:string"</text:span><text:span text:style-name="XML_20_Element">&gt;</text:span></text:p>
      <text:p text:style-name="P9"><text:s text:c="4"/><text:span text:style-name="XML_20_Element">&lt;t2sr:trust</text:span> <text:span text:style-name="XML_20_Attribute">xlink:href</text:span>=<text:span text:style-name="XML_20_Attribute_20_Content">"xsd:anyURI"</text:span><text:span text:style-name="XML_20_Element">&gt;</text:span></text:p>
      <text:p text:style-name="P9"><text:s text:c="8"/><text:span text:style-name="XML_20_Element">&lt;t2s:certificateFile&gt;</text:span></text:p>
      <text:p text:style-name="P9"><text:s text:c="12"/>xsd:string</text:p>
      <text:p text:style-name="P9"><text:s text:c="8"/><text:span text:style-name="XML_20_Element">&lt;/t2s:certificateFile&gt;</text:span> <text:span text:style-name="XML_20_Pseudoschema">?</text:span></text:p>
      <text:p text:style-name="P9"><text:s text:c="8"/><text:span text:style-name="XML_20_Element">&lt;t2s:fileType&gt;</text:span> xsd:string <text:span text:style-name="XML_20_Element">&lt;/t2s:fileType&gt;</text:span> <text:span text:style-name="XML_20_Pseudoschema">?</text:span></text:p>
      <text:p text:style-name="P9"><text:s text:c="8"/><text:span text:style-name="XML_20_Element">&lt;t2s:certificateBytes&gt;</text:span></text:p>
      <text:p text:style-name="P9"><text:s text:c="12"/>xsd:base64Binary</text:p>
      <text:p text:style-name="P9"><text:s text:c="8"/><text:span text:style-name="XML_20_Element">&lt;/t2s:certificateBytes&gt;</text:span> <text:span text:style-name="XML_20_Pseudoschema">?</text:span></text:p>
      <text:p text:style-name="P9"><text:s text:c="4"/><text:span text:style-name="XML_20_Element">&lt;/t2sr:trust&gt;</text:span> <text:span text:style-name="XML_20_Pseudoschema">*</text:span></text:p>
      <text:p text:style-name="P9"><text:span text:style-name="XML_20_Element">&lt;/t2sr:trustedIdentities&gt;</text:span></text:p>
      <text:p text:style-name="P14">Method: POST<text:line-break/>Consumes: application/xml, application/json<text:line-break/>Produces: N/A<text:line-break/>Response codes: 201 Created</text:p>
      <text:p text:style-name="P22"><text:span text:style-name="T9">Adds a new trusted identity. The </text:span><text:span text:style-name="T10">xlink:href</text:span><text:span text:style-name="T9"> attribute of the </text:span><text:span text:style-name="T10">trust</text:span><text:span text:style-name="T9"> element will be ignored if supplied, and one of </text:span><text:span text:style-name="T10">certificateFile</text:span><text:span text:style-name="T9"> and </text:span><text:span text:style-name="T10">certificateBytes</text:span><text:span text:style-name="T9"> should be supplied. The </text:span><text:span text:style-name="T10">fileType</text:span><text:span text:style-name="T9"> can normally be omitted, as it is assumed to be X.509 by default (the only type seen in practice).</text:span></text:p>
      <text:p text:style-name="P9"><text:span text:style-name="XML_20_Element">&lt;t2sr:trust&gt;</text:span></text:p>
      <text:p text:style-name="P9"><text:s text:c="4"/><text:span text:style-name="XML_20_Element">&lt;t2s:certificateFile&gt;</text:span> xsd:string <text:span text:style-name="XML_20_Element">&lt;/t2s:certificateFile&gt;</text:span> <text:span text:style-name="XML_20_Pseudoschema">?</text:span></text:p>
      <text:p text:style-name="P9"><text:s text:c="4"/><text:span text:style-name="XML_20_Element">&lt;t2s:fileType&gt;</text:span> xsd:string <text:span text:style-name="XML_20_Element">&lt;/t2s:fileType&gt;</text:span> <text:span text:style-name="XML_20_Pseudoschema">?</text:span></text:p>
      <text:p text:style-name="P9"><text:s text:c="4"/><text:span text:style-name="XML_20_Element">&lt;t2s:certificateBytes&gt;</text:span></text:p>
      <text:p text:style-name="P9"><text:s text:c="8"/>xsd:base64Binary</text:p>
      <text:p text:style-name="P9"><text:s text:c="4"/><text:span text:style-name="XML_20_Element">&lt;/t2s:certificateBytes&gt;</text:span> <text:span text:style-name="XML_20_Pseudoschema">?</text:span></text:p>
      <text:p text:style-name="P9"><text:span text:style-name="XML_20_Element">&lt;/t2sr:trust&gt;</text:span></text:p>
      <text:p text:style-name="P14">Method: DELETE<text:line-break/>Consumes: N/A<text:line-break/>Produces: N/A<text:line-break/>Response codes: 204 No content</text:p>
      <text:p text:style-name="P22"><text:span text:style-name="T9">Deletes all trusted identities.</text:span></text:p>
      <text:h text:style-name="P7" text:outline-level="4">Resource: /runs/{id}/security/trusts/{trustID}</text:h>
      <text:p text:style-name="P14">Method: GET<text:line-break/>Consumes: N/A<text:line-break/>Produces: application/xml, application/json<text:line-break/>Response codes: 200 OK</text:p>
      <text:p text:style-name="P22"><text:span text:style-name="T9">Describes a particular trusted identity.</text:span></text:p>
      <text:p text:style-name="P9"><text:span text:style-name="XML_20_Element">&lt;t2sr:trust</text:span> <text:span text:style-name="XML_20_Attribute">xlink:href</text:span>=<text:span text:style-name="XML_20_Attribute_20_Content">"xsd:anyURI"</text:span><text:span text:style-name="XML_20_Element">&gt;</text:span></text:p>
      <text:p text:style-name="P9"><text:s text:c="4"/><text:span text:style-name="XML_20_Element">&lt;t2s:certificateFile&gt;</text:span> xsd:string <text:span text:style-name="XML_20_Element">&lt;/t2s:certificateFile&gt;</text:span> <text:span text:style-name="XML_20_Pseudoschema">?</text:span></text:p>
      <text:p text:style-name="P9"><text:s text:c="4"/><text:span text:style-name="XML_20_Element">&lt;t2s:fileType&gt;</text:span> xsd:string <text:span text:style-name="XML_20_Element">&lt;/t2s:fileType&gt;</text:span> <text:span text:style-name="XML_20_Pseudoschema">?</text:span></text:p>
      <text:p text:style-name="P9"><text:s text:c="4"/><text:span text:style-name="XML_20_Element">&lt;t2s:certificateBytes&gt;</text:span></text:p>
      <text:p text:style-name="P9"><text:s text:c="8"/>xsd:base64Binary</text:p>
      <text:p text:style-name="P9"><text:s text:c="4"/><text:span text:style-name="XML_20_Element">&lt;/t2s:certificateBytes&gt;</text:span> <text:span text:style-name="XML_20_Pseudoschema">?</text:span></text:p>
      <text:p text:style-name="P9"><text:soft-page-break/><text:span text:style-name="XML_20_Element">&lt;/t2sr:trust&gt;</text:span></text:p>
      <text:p text:style-name="P14">Method: PUT<text:line-break/>Consumes: application/xml, application/json<text:line-break/>Produces: application/xml, application/json<text:line-break/>Response codes: 200 OK</text:p>
      <text:p text:style-name="P22"><text:span text:style-name="T9">Updates (i.e., replaces) a particular trusted identity. The </text:span><text:span text:style-name="T10">xlink:href</text:span><text:span text:style-name="T9"> attribute will be ignored if supplied. The </text:span><text:span text:style-name="T10">fileType</text:span><text:span text:style-name="T9"> can normally be omitted, as it is assumed to be X.509 by default (the only type seen in practice).</text:span></text:p>
      <text:p text:style-name="P9"><text:span text:style-name="XML_20_Element">&lt;t2sr:trust&gt;</text:span></text:p>
      <text:p text:style-name="P9"><text:span text:style-name="XML_20_Element"><text:s text:c="4"/>&lt;t2s:certificateFile&gt;</text:span> xsd:string <text:span text:style-name="XML_20_Element">&lt;/t2s:certificateFile&gt;</text:span> <text:span text:style-name="XML_20_Pseudoschema">?</text:span></text:p>
      <text:p text:style-name="P9"><text:s text:c="4"/><text:span text:style-name="XML_20_Element">&lt;t2s:fileType&gt;</text:span> xsd:string <text:span text:style-name="XML_20_Element">&lt;/t2s:fileType&gt;</text:span> <text:span text:style-name="XML_20_Pseudoschema">?</text:span></text:p>
      <text:p text:style-name="P9"><text:s text:c="4"/><text:span text:style-name="XML_20_Element">&lt;t2s:certificateBytes&gt;</text:span></text:p>
      <text:p text:style-name="P9"><text:s text:c="8"/>xsd:base64Binary</text:p>
      <text:p text:style-name="P9"><text:s text:c="4"/><text:span text:style-name="XML_20_Element">&lt;/t2s:certificateBytes&gt;</text:span> <text:span text:style-name="XML_20_Pseudoschema">?</text:span></text:p>
      <text:p text:style-name="P9"><text:span text:style-name="XML_20_Element">&lt;/t2sr:trust&gt;</text:span></text:p>
      <text:p text:style-name="P14">Method: DELETE<text:line-break/>Consumes: N/A<text:line-break/>Produces: N/A<text:line-break/>Response codes: 204 No content</text:p>
      <text:p text:style-name="P22"><text:span text:style-name="T9">Deletes a particular trusted identity.</text:span></text:p>
      <text:h text:style-name="P7" text:outline-level="4">Resource: /runs/{id}/wd<text:line-break/>Resource: /runs/{id}/wd/{path…}</text:h>
      <text:p text:style-name="Normal_20_Paragraph">Note that everything following the <text:span text:style-name="T8">/wd</text:span> is the path beneath the working directory of the workflow run; this is mapped onto the filesystem. An empty path is the same as talking about the working directory itself.</text:p>
      <text:p text:style-name="Normal_20_Paragraph"><text:span text:style-name="T8">Be aware!</text:span> Much of the selection between operations is done on the basis of the negotiated content type <text:span text:style-name="T8">and</text:span> the nature of the entity to which the path name matches.</text:p>
      <text:p text:style-name="P14">Method: GET<text:line-break/>Consumes: N/A<text:line-break/>Produces: application/xml, application/json<text:line-break/>Response codes: 200 OK <text:line-break/>Notes: This only applies to directories.</text:p>
      <text:p text:style-name="P22"><text:span text:style-name="T9">Gives a description of the working directory or a named directory in or beneath the working directory of the workflow run. The contents of the </text:span><text:span text:style-name="T10">dir</text:span><text:span text:style-name="T9"> and </text:span><text:span text:style-name="T10">file</text:span><text:span text:style-name="T9"> elements are the equivalent pathname (for use in the SOAP interface or to be appended to </text:span><text:span text:style-name="T10">…/wd</text:span><text:span text:style-name="T9"> to generate a URI).</text:span></text:p>
      <text:p text:style-name="P9"><text:span text:style-name="XML_20_Element">&lt;t2sr:directoryContents&gt;</text:span></text:p>
      <text:p text:style-name="P9"><text:span text:style-name="XML_20_Element"><text:s text:c="4"/>&lt;t2s:dir</text:span> <text:span text:style-name="XML_20_Attribute">xlink:href</text:span>=<text:span text:style-name="XML_20_Attribute_20_Content">"xsd:anyURI"</text:span> <text:span text:style-name="XML_20_Attribute">t2s:name</text:span>=<text:span text:style-name="XML_20_Attribute_20_Content">"xsd:string"</text:span><text:span text:style-name="XML_20_Element">&gt;</text:span></text:p>
      <text:p text:style-name="P9"><text:s text:c="8"/>xsd:string<text:line-break/> <text:s text:c="3"/><text:span text:style-name="XML_20_Element">&lt;/t2s:dir&gt;</text:span> <text:span text:style-name="XML_20_Pseudoschema">*</text:span></text:p>
      <text:p text:style-name="P9"><text:s text:c="4"/><text:span text:style-name="XML_20_Element">&lt;t2s:file</text:span> <text:span text:style-name="XML_20_Attribute">xlink:href</text:span>=<text:span text:style-name="XML_20_Attribute_20_Content">"xsd:anyURI"</text:span> <text:span text:style-name="XML_20_Attribute">t2s:name</text:span>=<text:span text:style-name="XML_20_Attribute_20_Content">"xsd:string"</text:span><text:span text:style-name="XML_20_Element">&gt;</text:span></text:p>
      <text:p text:style-name="P9"><text:s text:c="8"/>xsd:string<text:line-break/> <text:s text:c="3"/><text:span text:style-name="XML_20_Element">&lt;/t2s:file&gt;</text:span> <text:span text:style-name="XML_20_Pseudoschema">*</text:span></text:p>
      <text:p text:style-name="P9"><text:span text:style-name="XML_20_Element">&lt;/t2sr:directoryContents&gt;</text:span></text:p>
      <text:p text:style-name="P14"><text:soft-page-break/>Method: GET<text:line-break/>Consumes: N/A<text:line-break/>Produces: application/zip<text:line-break/>Response codes: 200 OK <text:line-break/>Notes: This only applies to directories.</text:p>
      <text:p text:style-name="P22">Retrieves the contents of the given directory (including all its subdirectories) as a ZIP file.</text:p>
      <text:p text:style-name="P14">Method: GET<text:line-break/>Consumes: N/A<text:line-break/>Produces: application/octet-stream, */*<text:line-break/>Response codes: 200 OK<text:line-break/>Notes: This only applies to files. Supports the <text:span text:style-name="T8">Range</text:span> header applied to bytes.</text:p>
      <text:p text:style-name="P22">Retrieves the contents of a file. The actual content type retrieved will be that which is auto-detected, and the bytes delivered will be those that exist on the underlying disk file.</text:p>
      <text:p text:style-name="P14">Method: PUT<text:line-break/>Consumes: application/octet-stream<text:line-break/>Produces: N/A<text:line-break/>Response codes: 200 OK <text:line-break/>Notes: This only applies to files.</text:p>
      <text:p text:style-name="P22">Creates a file or replaces the contents of a file with the given bytes.</text:p>
      <text:p text:style-name="P14">Method: POST<text:line-break/>Consumes: application/xml, application/json<text:line-break/>Produces: N/A<text:line-break/>Response codes: 201 Created<text:line-break/>Notes: This only applies to directories. The <text:span text:style-name="T8">Location</text:span> header says what was made.</text:p>
      <text:p text:style-name="P22"><text:span text:style-name="T9">Creates a directory in the filesystem beneath the working directory of the workflow run, or creates or updates a file's contents, where that file is in or below the working directory of a workflow run. The location that this is POSTed to determines what the parent directory of the created entity is, and the </text:span><text:span text:style-name="T10">name</text:span><text:span text:style-name="T9"> attribute determines its name. The operation done depends on the element passed, which should be one of these:</text:span></text:p>
      <text:p text:style-name="P9"><text:span text:style-name="XML_20_Element">&lt;t2sr:mkdir</text:span> <text:span text:style-name="XML_20_Attribute">t2sr:name</text:span>=<text:span text:style-name="XML_20_Attribute_20_Content">"xsd:string"</text:span> <text:span text:style-name="XML_20_Element">/&gt;</text:span></text:p>
      <text:p text:style-name="P9"/>
      <text:p text:style-name="P9"><text:span text:style-name="XML_20_Element">&lt;t2sr:upload</text:span> <text:span text:style-name="XML_20_Attribute">t2sr:name</text:span>=<text:span text:style-name="XML_20_Attribute_20_Content">"xsd:string"</text:span><text:span text:style-name="XML_20_Element">&gt;</text:span></text:p>
      <text:p text:style-name="P9"><text:s text:c="4"/>xsd:base64Binary</text:p>
      <text:p text:style-name="P9"><text:span text:style-name="XML_20_Element">&lt;/t2sr:upload&gt;</text:span></text:p>
      <text:p text:style-name="P22">Note that the <text:span text:style-name="T8">upload</text:span> operation is deprecated; directly PUTting the data is preferred, as that has no size restrictions.</text:p>
      <text:p text:style-name="P14">Method: DELETE<text:line-break/>Consumes: N/A<text:line-break/>Produces: N/A<text:line-break/>Response codes: 204 No content</text:p>
      <text:p text:style-name="P22"><text:soft-page-break/><text:span text:style-name="T9">Deletes a file or directory that is in or below the working directory of a workflow run. The working directory itself cannot be deleted (other than by destroying the whole run).</text:span></text:p>
      <text:h text:style-name="P6" text:outline-level="2">API of the SOAP Interface</text:h>
      <text:p text:style-name="P22"><draw:custom-shape text:anchor-type="as-char" svg:y="0cm" draw:z-index="3" draw:style-name="gr15" draw:text-style-name="P31" svg:width="12.066cm" svg:height="3.038cm"><text:p text:style-name="P18"><text:span text:style-name="T3">Warning:</text:span><text:span text:style-name="T2"> This document does not include a complete summary of the SOAP API of Taverna Server 2.5; some operations are missing from this document and some messages have been altered from previous versions of Taverna Server to promote improved interoperability. The complete list of operations and exact descriptions of the messages sent and received by those operations is given in the WSDL description published by the servic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_20_Paragraph">Taverna 2 Server supports a SOAP interface to the majority of its user-facing functionality. The operations that it supports are divided into a few groups:</text:p>
      <text:list xml:id="list3495717162729639155" text:style-name="WWNum9">
        <text:list-item>
          <text:p text:style-name="P19">Global Settings</text:p>
        </text:list-item>
        <text:list-item>
          <text:p text:style-name="P19">Basic Workflow Operations</text:p>
        </text:list-item>
        <text:list-item>
          <text:p text:style-name="P19">Input and Output Control</text:p>
        </text:list-item>
        <text:list-item>
          <text:p text:style-name="P19">File Operations</text:p>
        </text:list-item>
        <text:list-item>
          <text:p text:style-name="P19">Event Listeners</text:p>
        </text:list-item>
        <text:list-item>
          <text:p text:style-name="P19">Security Configuration</text:p>
        </text:list-item>
      </text:list>
      <text:p text:style-name="Normal_20_Paragraph">The connection itself is done (under recommended deployment patterns) by HTTPS, and is authenticated via Basic HTTP username and password at the connection level. All information reported is only necessarily true for a particular user; no guarantee is made that it will be the same for any other user.</text:p>
      <text:p text:style-name="Normal_20_Paragraph">Note that the information below is just a summary. The WSDL document for the server should be consulted for the full definition of the messages used with each operation.</text:p>
      <text:h text:style-name="Heading_20_3" text:outline-level="3">Global Settings</text:h>
      <text:p text:style-name="Normal_20_Paragraph">These operations describe things that are across all the workflow runs owned by the connecting user on the server.</text:p>
      <text:p text:style-name="Normal_20_Paragraph"><text:span text:style-name="T10">getCapabilities</text:span></text:p>
      <text:p text:style-name="P22">This obtains the description of the abstract capabilities (and their versions) of the execution engine that is hosted inside the service.</text:p>
      <text:p text:style-name="Normal_20_Paragraph"><text:span text:style-name="T8">getEnabledNotificationFabrics</text:span></text:p>
      <text:p text:style-name="P22">This obtains the names of the protocols supported for registration for active notification. Note that the Atom feed support is always enabled as it is built into the service itself.</text:p>
      <text:p text:style-name="Normal_20_Paragraph"><text:span text:style-name="T8">getMaxSimultaneousRuns</text:span></text:p>
      <text:p text:style-name="P22">This obtains the maximum number of runs that may be executed at once by the current user; note that this limit might not be reachable by any one user if it is <text:soft-page-break/>due to a global limit on the number of runs and other users have several runs of their own.</text:p>
      <text:p text:style-name="P25"><text:span text:style-name="T8">getPermittedWorkflows</text:span></text:p>
      <text:p text:style-name="P22">Get a list of workflows that are permitted to be instantiated; if the list is empty, there is no restriction on what workflows may have runs created of them.</text:p>
      <text:p text:style-name="Normal_20_Paragraph"><text:span text:style-name="T8">getPermittedListenerTypes</text:span></text:p>
      <text:p text:style-name="P22">Get a list of types of listeners that may be explicitly attached to a workflow run.</text:p>
      <text:p text:style-name="Normal_20_Paragraph"><text:span text:style-name="T8">listRuns</text:span></text:p>
      <text:p text:style-name="P22">Get a list of all workflow runs on the server that the user has access to. (Workflows that they do not have permission to access even for reading will be not returned by this operation.)</text:p>
      <text:h text:style-name="Heading_20_3" text:outline-level="3">Basic Workflow Operations</text:h>
      <text:p text:style-name="Normal_20_Paragraph">An ID string identifies every workflow run. All operations on a workflow run take the ID as one their arguments. (Implementation note: This ID is a UUID.)</text:p>
      <text:p text:style-name="Normal_20_Paragraph"><text:span text:style-name="T8">submitWorkflow</text:span></text:p>
      <text:p text:style-name="P22">Submit a workflow to create a run, returning the ID of the run. Newly submitted workflows start in the <text:span text:style-name="T8">Initializing</text:span> state so that you can upload all the required support files before starting the run.</text:p>
      <text:p text:style-name="Normal_20_Paragraph"><text:span text:style-name="T8">destroyRun</text:span></text:p>
      <text:p text:style-name="P22">Destroy the given workflow run. This kills the workflow execution if the run was in the <text:span text:style-name="T8">Operating</text:span> state removes all files associated with a run.</text:p>
      <text:p text:style-name="Normal_20_Paragraph"><text:span text:style-name="T8">getRunExpiry</text:span></text:p>
      <text:p text:style-name="P22">Get the time that a workflow run will become eligible for automated destruction. The default lifespan of a workflow run is 24 hours.</text:p>
      <text:p text:style-name="Normal_20_Paragraph"><text:span text:style-name="T8">setRunExpiry</text:span></text:p>
      <text:p text:style-name="P22">Set the time that a workflow run will become eligible for automated destruction.</text:p>
      <text:p text:style-name="Normal_20_Paragraph"><text:span text:style-name="T8">getRunCreationTime</text:span></text:p>
      <text:p text:style-name="P22">Get the time that a workflow run was created (by the <text:span text:style-name="T8">submitWorkflow</text:span> operation).</text:p>
      <text:p text:style-name="Normal_20_Paragraph"><text:span text:style-name="T8">getRunStartTime</text:span></text:p>
      <text:p text:style-name="P22">Get the time that a workflow run started executing (i.e., transitioned to the <text:span text:style-name="T8">Operating</text:span> state) or null if that has not yet occurred.</text:p>
      <text:p text:style-name="Normal_20_Paragraph"><text:span text:style-name="T8">getRunFinishTime</text:span></text:p>
      <text:p text:style-name="P22">Get the time that a workflow run stopped executing (i.e., transitioned to the <text:span text:style-name="T8">Finished</text:span> state) or null if that has not yet occurred.</text:p>
      <text:p text:style-name="Normal_20_Paragraph"><text:soft-page-break/><text:span text:style-name="T8">getRunWorkflow</text:span></text:p>
      <text:p text:style-name="P22">Get the workflow document that was used to create a workflow run.</text:p>
      <text:p text:style-name="Normal_20_Paragraph"><text:span text:style-name="T8">getRunStatus</text:span></text:p>
      <text:p text:style-name="P22">Get the current state of a workflow run. In the current implementation, this is one of <text:span text:style-name="T8">Initializing</text:span>, <text:span text:style-name="T8">Operating</text:span> and <text:span text:style-name="T8">Finished</text:span>. (Technically, there's also a <text:span text:style-name="T8">Stopped</text:span> state but no run implementation currently supports it, and there's conceptually a <text:span text:style-name="T8">Destroyed</text:span> state too, but the service cannot say so as it will instead give a fault stating that the run does not exist.)</text:p>
      <text:p text:style-name="Normal_20_Paragraph"><text:span text:style-name="T8">setRunStatus</text:span></text:p>
      <text:p text:style-name="P22">Set the current state of a workflow run, which is necessary to start it <text:span text:style-name="T8">Operating</text:span>. The execution can be finished early by manually moving it to <text:span text:style-name="T8">Finished</text:span>, though the run will automatically progress to that state once it terminates naturally. It's always legal to set a run to its current state, and it's always legal to set the state to <text:span text:style-name="T8">Finished</text:span>.</text:p>
      <text:p text:style-name="Normal_20_Paragraph"><text:span text:style-name="T8">getRunBundle</text:span></text:p>
      <text:p text:style-name="P22">Get the run bundle for a workflow run, which is only present if provenance generation is enabled (see <text:span text:style-name="T8">getRunGenerateProvenance</text:span>). Note that this method uses a transfer format that supports the use of MTOM.</text:p>
      <text:p text:style-name="Normal_20_Paragraph"><text:span text:style-name="T8">getRunGenerateProvenance</text:span></text:p>
      <text:p text:style-name="P22">Get whether the run bundle for a workflow run (which contains the provenance information) will be generated. Note that the system administrator can set the default value of this abstract property.</text:p>
      <text:p text:style-name="Normal_20_Paragraph"><text:span text:style-name="T8">setRunGenerateProvenance</text:span></text:p>
      <text:p text:style-name="P22">Set whether the run bundle for a workflow run (which contains the provenance information) will be generated. There is no point in setting this abstract property after setting the workflow run operating.</text:p>
      <text:p text:style-name="Normal_20_Paragraph"><text:span text:style-name="T8">getRunStdout</text:span></text:p>
      <text:p text:style-name="P22">Get the standard output from the execution engine. An empty string when the execution engine has not yet started.</text:p>
      <text:p text:style-name="Normal_20_Paragraph"><text:span text:style-name="T8">getRunStderr</text:span></text:p>
      <text:p text:style-name="P22">Get the standard error from the execution engine. An empty string when the execution engine has not yet started.</text:p>
      <text:p text:style-name="Normal_20_Paragraph"><text:span text:style-name="T8">getRunLog</text:span></text:p>
      <text:p text:style-name="P22">Get the detailed log contents from the execution engine. An empty string when the execution engine has not yet started.</text:p>
      <text:p text:style-name="Normal_20_Paragraph"><text:span text:style-name="T8">getRunUsageRecord</text:span></text:p>
      <text:p text:style-name="P22">Get the resource usage description of the execution engine, or <text:span text:style-name="T8">null</text:span> when the execution engine has not yet finished.</text:p>
      <text:h text:style-name="Heading_20_3" text:outline-level="3"><text:soft-page-break/>Input and Output Control</text:h>
      <text:p text:style-name="Normal_20_Paragraph"><text:span text:style-name="T8">getRunInputDescriptor</text:span></text:p>
      <text:p text:style-name="P22">Returns a description of what inputs are expected by a particular workflow.</text:p>
      <text:p text:style-name="Normal_20_Paragraph"><text:span text:style-name="T8">getRunInputs</text:span></text:p>
      <text:p text:style-name="P22">Returns a list of what inputs have been configured on a particular workflow, including what file they are to be taken from or what value they are to use.</text:p>
      <text:p text:style-name="Normal_20_Paragraph"><text:span text:style-name="T8">setRunInputPortFile</text:span></text:p>
      <text:p text:style-name="P22">Configure an input to take its value from a file in/beneath the job's working directory.</text:p>
      <text:p text:style-name="Normal_20_Paragraph"><text:span text:style-name="T8">setRunInputPortValue</text:span></text:p>
      <text:p text:style-name="P22">Configure an input to take its value directly from the supplied string. (Implementation note: Not all values work well when provided this way due to a known issue in the Apache command line library.)</text:p>
      <text:p text:style-name="P25"><text:span text:style-name="T8">setRunInputBaclavaFile</text:span></text:p>
      <text:p text:style-name="P22">Configure a run to take all its inputs from a Baclava file. The Baclava file should be uploaded to the run’s working directory prior to the state being set to <text:span text:style-name="T8">Operating</text:span>.</text:p>
      <text:p text:style-name="Normal_20_Paragraph"><text:span text:style-name="T8">getRunOutputDescription</text:span></text:p>
      <text:p text:style-name="P22">Get a description of what outputs have been provided.</text:p>
      <text:p text:style-name="Normal_20_Paragraph"><text:span text:style-name="T8">setRunOutputBaclavaFile</text:span></text:p>
      <text:p text:style-name="P22">Arrange for the run outputs to be written as a Baclava file. If this is not called, outputs will be written into files in the <text:span text:style-name="T8">out</text:span> subdirectory of the workflow run's working directory.</text:p>
      <text:p text:style-name="Normal_20_Paragraph"><text:span text:style-name="T8">getRunOutputBaclavaFile</text:span></text:p>
      <text:p text:style-name="P22">Get the name of the Baclava file that will have the run outputs written to it.</text:p>
      <text:h text:style-name="Heading_20_3" text:outline-level="3">File Operations</text:h>
      <text:p text:style-name="Normal_20_Paragraph">Every workflow run has a working directory that is private to itself. That working directory will be the current directory when the workflow run is executing.</text:p>
      <text:p text:style-name="Normal_20_Paragraph"><text:span text:style-name="T8">getRunDirectoryContents</text:span></text:p>
      <text:p text:style-name="P22">List the contents of a directory. The workflow run's working directory is denoted by the empty filename, and only that directory or its subdirectories may be listed.</text:p>
      <text:p text:style-name="Normal_20_Paragraph"><text:span text:style-name="T8">destroyRunDirectoryEntry</text:span></text:p>
      <text:p text:style-name="P22">Delete a subdirectory or file.</text:p>
      <text:p text:style-name="Normal_20_Paragraph"><text:span text:style-name="T8">getRunDirectoryAsZip</text:span></text:p>
      <text:p text:style-name="P22">Given a directory, return that directory plus all its contents (files, subdirectories) as a ZIP file.</text:p>
      <text:p text:style-name="Normal_20_Paragraph"><text:soft-page-break/><text:span text:style-name="T8">makeRunDirectory</text:span></text:p>
      <text:p text:style-name="P22">Create a subdirectory of a directory. Note, you should not create the out subdirectory; that will be created by the workflow engine.</text:p>
      <text:p text:style-name="Normal_20_Paragraph"><text:span text:style-name="T8">getRunFileContents</text:span></text:p>
      <text:p text:style-name="P22">Get the contents of a file, as XML-wrapped base-64 encoded data. (Implementation note: Consider fetching large files by the REST interface, which can handle much more data by virtue of using data streaming, or via the MTOM-enabled operation.)</text:p>
      <text:p text:style-name="Normal_20_Paragraph"><text:span text:style-name="T8">getRunFileContentsMTOM</text:span></text:p>
      <text:p text:style-name="P22">Get the contents of a file. (MTOM-enabled.)</text:p>
      <text:p text:style-name="Normal_20_Paragraph"><text:span text:style-name="T8">getRunFileType</text:span></text:p>
      <text:p text:style-name="P22">Get an estimate of the content type of a file.</text:p>
      <text:p text:style-name="P25"><text:span text:style-name="T8">getRunFileLength</text:span></text:p>
      <text:p text:style-name="P22">Get the length of the contents of a file.</text:p>
      <text:p text:style-name="Normal_20_Paragraph"><text:span text:style-name="T8">makeRunFile</text:span></text:p>
      <text:p text:style-name="P22">Create an empty file.</text:p>
      <text:p text:style-name="Normal_20_Paragraph"><text:span text:style-name="T8">setRunFileContents</text:span></text:p>
      <text:p text:style-name="P22">Set the contents of an existing file from XML-wrapped base-64 encoded data. (Implementation note: Consider uploading large files by the REST interface, which can handle much more data by virtue of using data streaming, or via the MTOM-enabled operation.)</text:p>
      <text:p text:style-name="Normal_20_Paragraph"><text:span text:style-name="T8">setRunFileContentsMTOM</text:span></text:p>
      <text:p text:style-name="P22">Set the contents of an existing file. (MTOM-enabled.)</text:p>
      <text:h text:style-name="Heading_20_3" text:outline-level="3">Event Listeners</text:h>
      <text:p text:style-name="P22"><draw:custom-shape text:anchor-type="as-char" svg:y="0cm" draw:z-index="4" draw:style-name="gr16" draw:text-style-name="P31" svg:width="12.066cm" svg:height="2.192cm"><text:p text:style-name="P18"><text:span text:style-name="T3">Compatibility Note:</text:span><text:span text:style-name="T2"> The listener interfaces are likely to be removed entirely from a future version of Taverna Server; the structure of the functionality intended to be surfaced by them has evolved in a different way to what was originally expected.</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_20_Paragraph"><text:span text:style-name="T8">getRunListeners</text:span></text:p>
      <text:p text:style-name="P22">Get a list of listeners attached to a particular run.</text:p>
      <text:p text:style-name="Normal_20_Paragraph"><text:span text:style-name="T8">addRunListener</text:span></text:p>
      <text:p text:style-name="P22">Attach a new listener to a particular run. The listener must be of a recognised type.</text:p>
      <text:p text:style-name="Normal_20_Paragraph"><text:span text:style-name="T8">getRunListenerConfiguration</text:span></text:p>
      <text:p text:style-name="P22">Get the configuration document of a particular listener. The configuration document can only be read, not written.</text:p>
      <text:p text:style-name="Normal_20_Paragraph"><text:span text:style-name="T8">getRunListenerProperties</text:span></text:p>
      <text:p text:style-name="P22"><text:soft-page-break/>Get the list of properties supported by a particular listener.</text:p>
      <text:p text:style-name="Normal_20_Paragraph"><text:span text:style-name="T8">getRunListenerProperty</text:span><text:line-break/><text:span text:style-name="T8">setRunListenerProperty</text:span></text:p>
      <text:p text:style-name="P22">Get and set the values of individual properties; properties are always strings.</text:p>
      <text:p text:style-name="Normal_20_Paragraph">There is one standard listener, <text:span text:style-name="T8">io</text:span>, which is attached by default. This listener has an empty configuration document, and provides access to a number of properties. The properties are:</text:p>
      <text:p text:style-name="P22"><text:span text:style-name="T8">stdout</text:span></text:p>
      <text:p text:style-name="P24">The standard output stream from the workflow executor process.</text:p>
      <text:p text:style-name="P22"><text:span text:style-name="T8">stderr</text:span></text:p>
      <text:p text:style-name="P24">The standard error stream from the workflow executor process.</text:p>
      <text:p text:style-name="P22"><text:span text:style-name="T8">exitcode</text:span></text:p>
      <text:p text:style-name="P24">The exit code of the workflow executor process. Empty if not yet exited.</text:p>
      <text:p text:style-name="P22"><text:span text:style-name="T8">notificationAddress</text:span></text:p>
      <text:p text:style-name="P24">The URI to push termination notifications to. If empty, no notifications are pushed (but they are always made available by the Atom stream).</text:p>
      <text:p text:style-name="P22"><text:span text:style-name="T8">usageRecord</text:span></text:p>
      <text:p text:style-name="P24">If non-empty, a UR1.0-format usage record describing resources consumed during the execution of the workflow.</text:p>
      <text:h text:style-name="Heading_20_3" text:outline-level="3">Per-Run Security Configuration</text:h>
      <text:p text:style-name="Normal_20_Paragraph">Note that all of the operations below are restricted to the owner of the run except for discovering the identity of the owner of the run.</text:p>
      <text:p text:style-name="Normal_20_Paragraph"><text:span text:style-name="T8">getRunOwner</text:span></text:p>
      <text:p text:style-name="P22">Get the identity of the owner of the run. Note that the owner always has full permission to modify and read the run.</text:p>
      <text:p text:style-name="Normal_20_Paragraph"><text:span text:style-name="T8">listRunPermissions</text:span></text:p>
      <text:p text:style-name="P22">List the non-deny permissions granted by the owner.</text:p>
      <text:p text:style-name="Normal_20_Paragraph"><text:span text:style-name="T8">setRunPermission</text:span></text:p>
      <text:p text:style-name="P22">Grant a particular permission to a user.</text:p>
      <text:p text:style-name="Normal_20_Paragraph"><text:span text:style-name="T8">getRunCredentials</text:span></text:p>
      <text:p text:style-name="P22">List the credentials given to a run to use when contacting other services.</text:p>
      <text:p text:style-name="Normal_20_Paragraph"><text:span text:style-name="T8">setRunCredential</text:span></text:p>
      <text:p text:style-name="P22">Give a credential to a run to use when contacting other services.</text:p>
      <text:p text:style-name="Normal_20_Paragraph"><text:span text:style-name="T8">deleteRunCredential</text:span></text:p>
      <text:p text:style-name="P22">Stop a run from using a particular credential when contacting other services.</text:p>
      <text:p text:style-name="Normal_20_Paragraph"><text:soft-page-break/><text:span text:style-name="T8">getRunCertificates</text:span></text:p>
      <text:p text:style-name="P22">List the server certificates that will be trusted when contacting other services.</text:p>
      <text:p text:style-name="Normal_20_Paragraph"><text:span text:style-name="T8">setRunCertificates</text:span></text:p>
      <text:p text:style-name="P22">Add to/update the server certificates that will be trusted when contacting other services.</text:p>
      <text:p text:style-name="Normal_20_Paragraph"><text:span text:style-name="T8">deleteRunCertificates</text:span></text:p>
      <text:p text:style-name="P22">Remove from the server certificates that will be trusted when contacting other ser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mbria2" svg:font-family="Cambria"/>
    <style:font-face style:name="FreeSans1" svg:font-family="FreeSans" style:font-family-generic="swiss"/>
    <style:font-face style:name="Courier New" svg:font-family="'Courier New'" style:font-family-generic="modern" style:font-pitch="fixed"/>
    <style:font-face style:name="Cambria1" svg:font-family="Cambria" style:font-pitch="variable"/>
    <style:font-face style:name="Andale Mono" svg:font-family="'Andale Mono'"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font-name="Times" fo:font-family="Times" style:font-family-generic="roman" style:font-pitch="variable"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break-before="page" fo:keep-with-next="always"/>
      <style:text-properties fo:color="#345a8a" style:font-name="Helvetica" fo:font-family="Helvetica"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Helvetica" fo:font-family="Helvetic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Helvetica" fo:font-family="Helvetic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Helvetica" fo:font-family="Helvetic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teral_20_text" style:display-name="Literal text" style:family="paragraph" style:parent-style-name="Standard" style:default-outline-level="">
      <loext:graphic-properties draw:fill="solid" draw:fill-color="#f3f3f3"/>
      <style:paragraph-properties fo:margin-top="0.212cm" fo:margin-bottom="0.212cm" loext:contextual-spacing="true" fo:background-color="#f3f3f3" fo:padding-left="0cm" fo:padding-right="0cm" fo:padding-top="0.035cm" fo:padding-bottom="0.035cm" fo:border-left="none" fo:border-right="none" fo:border-top="0.51pt solid #00000a" fo:border-bottom="0.51pt solid #00000a"/>
      <style:text-properties style:font-name="Courier" fo:font-family="Courier" style:font-family-generic="roman" style:font-pitch="variable" fo:font-size="10pt" style:font-size-asian="10pt" style:font-size-complex="11pt"/>
    </style:style>
    <style:style style:name="Normal_20_Paragraph" style:display-name="Normal Paragraph" style:family="paragraph" style:parent-style-name="Standard" style:default-outline-level="">
      <style:paragraph-properties fo:margin-top="0.212cm" fo:margin-bottom="0.212cm" loext:contextual-spacing="false" fo:text-align="justify" style:justify-single-word="false"/>
      <style:text-properties fo:language="en" fo:country="GB"/>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Helvetica" fo:font-family="Helvetica"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Helvetica" fo:font-family="Helvetic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4f81bd" style:font-name="Helvetica" fo:font-family="Helvetic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fo:color="#4f81bd" style:font-name="Helvetica" fo:font-family="Helvetic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 style:family="text" style:parent-style-name="Default_20_Paragraph_20_Font">
      <style:text-properties fo:color="#e36c0a" fo:font-style="italic" style:font-style-asian="italic"/>
    </style:style>
    <style:style style:name="XML_20_Element" style:display-name="XML Element" style:family="text" style:parent-style-name="Default_20_Paragraph_20_Font">
      <style:text-properties fo:color="#0000ff" fo:font-weight="normal" style:font-weight-asian="normal"/>
    </style:style>
    <style:style style:name="XML_20_Attribute" style:display-name="XML Attribute" style:family="text" style:parent-style-name="Default_20_Paragraph_20_Font">
      <style:text-properties fo:color="#008000"/>
    </style:style>
    <style:style style:name="XML_20_Pseudoschema" style:display-name="XML Pseudoschema" style:family="text" style:parent-style-name="Default_20_Paragraph_20_Font">
      <style:text-properties fo:color="#660066" fo:font-style="italic" fo:font-weight="bold" style:font-style-asian="italic" style:font-weight-asian="bold"/>
    </style:style>
    <style:style style:name="XML_20_Attribute_20_Content" style:display-name="XML Attribute Content" style:family="text" style:parent-style-name="Default_20_Paragraph_20_Font">
      <style:text-properties fo:color="#7f7f7f"/>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7.62cm" style:type="center"/>
          <style:tab-stop style:position="14.702cm" style:type="right"/>
          <style:tab-stop style:position="15.24cm" style:type="right"/>
        </style:tab-stops>
      </style:paragraph-properties>
    </style:style>
    <style:style style:name="MP2" style:family="paragraph" style:parent-style-name="Preformatted_20_Text">
      <style:paragraph-properties fo:margin-top="0cm" fo:margin-bottom="0.499cm" loext:contextual-spacing="false"/>
      <style:text-properties officeooo:paragraph-rsid="0000c58c"/>
    </style:style>
    <style:style style:name="MT1" style:family="text">
      <style:text-properties fo:color="#1f497d" style:font-name="Helvetica" fo:font-size="10pt" fo:font-style="italic" fo:font-weight="bold" officeooo:rsid="0000c58c" style:font-size-asian="10pt" style:font-style-asian="italic" style:font-weight-asian="bold" style:font-size-complex="10pt" style:font-weight-complex="bold"/>
    </style:style>
    <style:style style:name="MT2" style:family="text">
      <style:text-properties fo:color="#1f497d" style:font-name="Helvetica" fo:font-size="10pt" fo:font-style="italic" fo:font-weight="bold" style:font-size-asian="10pt" style:font-style-asian="italic" style:font-weight-asian="bold" style:font-size-complex="10pt" style:font-weight-complex="bold"/>
    </style:style>
    <style:style style:name="MT3" style:family="text">
      <style:text-properties fo:color="#1f497d" style:font-name="Helvetica" fo:font-size="10pt" fo:font-style="italic" fo:font-weight="bold" style:font-size-asian="10pt" style:font-style-asian="italic" style:font-weight-asian="bold" style:font-size-complex="10pt"/>
    </style:style>
    <style:style style:name="MT4" style:family="text">
      <style:text-properties fo:color="#1f497d" style:font-name="Helvetica" fo:font-size="8pt" fo:font-style="italic" style:font-size-asian="8pt" style:font-style-asian="italic" style:font-size-complex="8pt"/>
    </style:style>
    <style:style style:name="MT5" style:family="text">
      <style:text-properties fo:color="#0000ff" style:font-name="Helvetica" fo:font-size="8pt" fo:font-style="italic" officeooo:rsid="0000c58c" style:font-size-asian="8pt" style:font-style-asian="italic" style:font-size-complex="8pt"/>
    </style:style>
    <style:style style:name="MT6" style:family="text">
      <style:text-properties fo:color="#1f497d" style:font-name="Helvetica" fo:font-size="8pt" fo:font-style="italic" officeooo:rsid="0000c58c" style:font-size-asian="8pt" style:font-style-asian="italic" style:font-size-complex="8pt"/>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pache </text:span><text:span text:style-name="MT2">Taverna </text:span><text:span text:style-name="MT1">S</text:span><text:span text:style-name="MT2">erver: Usage and API Guide</text:span><text:span text:style-name="MT3"><text:tab/><text:tab/>Page </text:span><text:span text:style-name="MT3"><text:page-number text:select-page="current">30</text:page-number></text:span><text:span text:style-name="MT3"> of </text:span><text:span text:style-name="MT3"><text:page-count>31</text:page-count></text:span></text:p>
        <text:p text:style-name="MP2"><text:span text:style-name="MT4">Licensed to the Apache Software Foundation (ASF) under one or more contributor license agreements; and to You under the Apache License, Version 2.0. </text:span><text:a xlink:type="simple" xlink:href="https://www.apache.org/licenses/LICENSE-2.0" text:style-name="Internet_20_link" text:visited-style-name="Visited_20_Internet_20_Link"><text:span text:style-name="MT5">https://www.apache.org/licenses/LICENSE-2.0</text:span></text:a><text:span text:style-name="MT6"> </text:span></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al Fellows</meta:initial-creator>
    <dc:creator>Stian Soiland-Reyes</dc:creator>
    <meta:editing-cycles>5</meta:editing-cycles>
    <meta:print-date>2014-02-10T13:31:00</meta:print-date>
    <meta:creation-date>2014-02-10T13:31:00</meta:creation-date>
    <dc:date>2017-11-10T16:23:26.936015053</dc:date>
    <meta:editing-duration>PT4M33S</meta:editing-duration>
    <meta:generator>LibreOffice/5.1.6.2$Linux_X86_64 LibreOffice_project/10m0$Build-2</meta:generator>
    <meta:document-statistic meta:table-count="1" meta:image-count="0" meta:object-count="0" meta:page-count="31" meta:paragraph-count="640" meta:word-count="7605" meta:character-count="55496" meta:non-whitespace-character-count="47085"/>
    <meta:user-defined meta:name="AppVersion">14.0000</meta:user-defined>
    <meta:user-defined meta:name="Company">University of Manches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